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8'hff</text:p>
          </table:table-cell>
          <table:table-cell office:value-type="string" calcext:value-type="string">
            <text:p><text:s/>8'h0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1];&quot;] = {&quot;;[.B1];&quot;, &quot;;[.C1];&quot;}; &quot; )" office:value-type="string" office:string-value="assign rom[0] = {8'hff,  8'h0}; " calcext:value-type="string">
            <text:p>assign rom[0] = {8'hff, <text:s/>8'h0}; </text:p>
          </table:table-cell>
        </table:table-row>
        <table:table-row table:style-name="ro1">
          <table:table-cell table:formula="of:=[.A1]+1" office:value-type="float" office:value="1" calcext:value-type="float">
            <text:p>1</text:p>
          </table:table-cell>
          <table:table-cell office:value-type="string" calcext:value-type="string">
            <text:p>8'h2c</text:p>
          </table:table-cell>
          <table:table-cell office:value-type="string" calcext:value-type="string">
            <text:p><text:s/>8'hff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2];&quot;] = {&quot;;[.B2];&quot;, &quot;;[.C2];&quot;}; &quot; )" office:value-type="string" office:string-value="assign rom[1] = {8'h2c,  8'hff}; " calcext:value-type="string">
            <text:p>assign rom[1] = {8'h2c, <text:s/>8'hff}; 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8'h2e</text:p>
          </table:table-cell>
          <table:table-cell office:value-type="string" calcext:value-type="string">
            <text:p><text:s/>8'hdf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3];&quot;] = {&quot;;[.B3];&quot;, &quot;;[.C3];&quot;}; &quot; )" office:value-type="string" office:string-value="assign rom[2] = {8'h2e,  8'hdf}; " calcext:value-type="string">
            <text:p>assign rom[2] = {8'h2e, <text:s/>8'hdf}; 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8'hff</text:p>
          </table:table-cell>
          <table:table-cell office:value-type="string" calcext:value-type="string">
            <text:p><text:s/>8'h1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4];&quot;] = {&quot;;[.B4];&quot;, &quot;;[.C4];&quot;}; &quot; )" office:value-type="string" office:string-value="assign rom[3] = {8'hff,  8'h1}; " calcext:value-type="string">
            <text:p>assign rom[3] = {8'hff, <text:s/>8'h1}; </text:p>
          </table:table-cell>
        </table:table-row>
        <table:table-row table:style-name="ro2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8'h3c</text:p>
          </table:table-cell>
          <table:table-cell office:value-type="string" calcext:value-type="string">
            <text:p><text:s/>8'h32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5];&quot;] = {&quot;;[.B5];&quot;, &quot;;[.C5];&quot;}; &quot; )" office:value-type="string" office:string-value="assign rom[4] = {8'h3c,  8'h32}; " calcext:value-type="string">
            <text:p>assign rom[4] = {8'h3c, <text:s/>8'h32}; </text:p>
          </table:table-cell>
        </table:table-row>
        <table:table-row table:style-name="ro2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8'h11</text:p>
          </table:table-cell>
          <table:table-cell office:value-type="string" calcext:value-type="string">
            <text:p><text:s/>8'h0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6];&quot;] = {&quot;;[.B6];&quot;, &quot;;[.C6];&quot;}; &quot; )" office:value-type="string" office:string-value="assign rom[5] = {8'h11,  8'h0}; " calcext:value-type="string">
            <text:p>assign rom[5] = {8'h11, <text:s/>8'h0}; </text:p>
          </table:table-cell>
        </table:table-row>
        <table:table-row table:style-name="ro2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8'h9</text:p>
          </table:table-cell>
          <table:table-cell office:value-type="string" calcext:value-type="string">
            <text:p><text:s/>8'h2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7];&quot;] = {&quot;;[.B7];&quot;, &quot;;[.C7];&quot;}; &quot; )" office:value-type="string" office:string-value="assign rom[6] = {8'h9,  8'h2}; " calcext:value-type="string">
            <text:p>assign rom[6] = {8'h9, <text:s/>8'h2}; </text:p>
          </table:table-cell>
        </table:table-row>
        <table:table-row table:style-name="ro2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8'h4</text:p>
          </table:table-cell>
          <table:table-cell office:value-type="string" calcext:value-type="string">
            <text:p><text:s/>8'ha8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8];&quot;] = {&quot;;[.B8];&quot;, &quot;;[.C8];&quot;}; &quot; )" office:value-type="string" office:string-value="assign rom[7] = {8'h4,  8'ha8}; " calcext:value-type="string">
            <text:p>assign rom[7] = {8'h4, <text:s/>8'ha8}; </text:p>
          </table:table-cell>
        </table:table-row>
        <table:table-row table:style-name="ro2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8'h13</text:p>
          </table:table-cell>
          <table:table-cell office:value-type="string" calcext:value-type="string">
            <text:p><text:s/>8'he5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9];&quot;] = {&quot;;[.B9];&quot;, &quot;;[.C9];&quot;}; &quot; )" office:value-type="string" office:string-value="assign rom[8] = {8'h13,  8'he5}; " calcext:value-type="string">
            <text:p>assign rom[8] = {8'h13, <text:s/>8'he5}; </text:p>
          </table:table-cell>
        </table:table-row>
        <table:table-row table:style-name="ro2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8'h14</text:p>
          </table:table-cell>
          <table:table-cell office:value-type="string" calcext:value-type="string">
            <text:p><text:s/>8'h48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10];&quot;] = {&quot;;[.B10];&quot;, &quot;;[.C10];&quot;}; &quot; )" office:value-type="string" office:string-value="assign rom[9] = {8'h14,  8'h48}; " calcext:value-type="string">
            <text:p>assign rom[9] = {8'h14, <text:s/>8'h48}; 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8'h2c</text:p>
          </table:table-cell>
          <table:table-cell office:value-type="string" calcext:value-type="string">
            <text:p><text:s/>8'hc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11];&quot;] = {&quot;;[.B11];&quot;, &quot;;[.C11];&quot;}; &quot; )" office:value-type="string" office:string-value="assign rom[10] = {8'h2c,  8'hc}; " calcext:value-type="string">
            <text:p>assign rom[10] = {8'h2c, <text:s/>8'hc}; </text:p>
          </table:table-cell>
        </table:table-row>
        <table:table-row table:style-name="ro2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8'h33</text:p>
          </table:table-cell>
          <table:table-cell office:value-type="string" calcext:value-type="string">
            <text:p><text:s/>8'h78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12];&quot;] = {&quot;;[.B12];&quot;, &quot;;[.C12];&quot;}; &quot; )" office:value-type="string" office:string-value="assign rom[11] = {8'h33,  8'h78}; " calcext:value-type="string">
            <text:p>assign rom[11] = {8'h33, <text:s/>8'h78}; </text:p>
          </table:table-cell>
        </table:table-row>
        <table:table-row table:style-name="ro2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8'h3a</text:p>
          </table:table-cell>
          <table:table-cell office:value-type="string" calcext:value-type="string">
            <text:p><text:s/>8'h33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13];&quot;] = {&quot;;[.B13];&quot;, &quot;;[.C13];&quot;}; &quot; )" office:value-type="string" office:string-value="assign rom[12] = {8'h3a,  8'h33}; " calcext:value-type="string">
            <text:p>assign rom[12] = {8'h3a, <text:s/>8'h33}; 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8'h3b</text:p>
          </table:table-cell>
          <table:table-cell office:value-type="string" calcext:value-type="string">
            <text:p><text:s/>8'hfb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14];&quot;] = {&quot;;[.B14];&quot;, &quot;;[.C14];&quot;}; &quot; )" office:value-type="string" office:string-value="assign rom[13] = {8'h3b,  8'hfb}; " calcext:value-type="string">
            <text:p>assign rom[13] = {8'h3b, <text:s/>8'hfb}; </text:p>
          </table:table-cell>
        </table:table-row>
        <table:table-row table:style-name="ro2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8'h3e</text:p>
          </table:table-cell>
          <table:table-cell office:value-type="string" calcext:value-type="string">
            <text:p><text:s/>8'h0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15];&quot;] = {&quot;;[.B15];&quot;, &quot;;[.C15];&quot;}; &quot; )" office:value-type="string" office:string-value="assign rom[14] = {8'h3e,  8'h0}; " calcext:value-type="string">
            <text:p>assign rom[14] = {8'h3e, <text:s/>8'h0}; </text:p>
          </table:table-cell>
        </table:table-row>
        <table:table-row table:style-name="ro2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8'h43</text:p>
          </table:table-cell>
          <table:table-cell office:value-type="string" calcext:value-type="string">
            <text:p><text:s/>8'h11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16];&quot;] = {&quot;;[.B16];&quot;, &quot;;[.C16];&quot;}; &quot; )" office:value-type="string" office:string-value="assign rom[15] = {8'h43,  8'h11}; " calcext:value-type="string">
            <text:p>assign rom[15] = {8'h43, <text:s/>8'h11}; </text:p>
          </table:table-cell>
        </table:table-row>
        <table:table-row table:style-name="ro2">
          <table:table-cell table:formula="of:=[.A16]+1" office:value-type="float" office:value="16" calcext:value-type="float">
            <text:p>16</text:p>
          </table:table-cell>
          <table:table-cell office:value-type="string" calcext:value-type="string">
            <text:p>8'h16</text:p>
          </table:table-cell>
          <table:table-cell office:value-type="string" calcext:value-type="string">
            <text:p><text:s/>8'h10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17];&quot;] = {&quot;;[.B17];&quot;, &quot;;[.C17];&quot;}; &quot; )" office:value-type="string" office:string-value="assign rom[16] = {8'h16,  8'h10}; " calcext:value-type="string">
            <text:p>assign rom[16] = {8'h16, <text:s/>8'h10}; </text:p>
          </table:table-cell>
        </table:table-row>
        <table:table-row table:style-name="ro2">
          <table:table-cell table:formula="of:=[.A17]+1" office:value-type="float" office:value="17" calcext:value-type="float">
            <text:p>17</text:p>
          </table:table-cell>
          <table:table-cell office:value-type="string" calcext:value-type="string">
            <text:p>8'h39</text:p>
          </table:table-cell>
          <table:table-cell office:value-type="string" calcext:value-type="string">
            <text:p><text:s/>8'h2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18];&quot;] = {&quot;;[.B18];&quot;, &quot;;[.C18];&quot;}; &quot; )" office:value-type="string" office:string-value="assign rom[17] = {8'h39,  8'h2}; " calcext:value-type="string">
            <text:p>assign rom[17] = {8'h39, <text:s/>8'h2}; </text:p>
          </table:table-cell>
        </table:table-row>
        <table:table-row table:style-name="ro2">
          <table:table-cell table:formula="of:=[.A18]+1" office:value-type="float" office:value="18" calcext:value-type="float">
            <text:p>18</text:p>
          </table:table-cell>
          <table:table-cell office:value-type="string" calcext:value-type="string">
            <text:p>8'h35</text:p>
          </table:table-cell>
          <table:table-cell office:value-type="string" calcext:value-type="string">
            <text:p><text:s/>8'h88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19];&quot;] = {&quot;;[.B19];&quot;, &quot;;[.C19];&quot;}; &quot; )" office:value-type="string" office:string-value="assign rom[18] = {8'h35,  8'h88}; " calcext:value-type="string">
            <text:p>assign rom[18] = {8'h35, <text:s/>8'h88}; </text:p>
          </table:table-cell>
        </table:table-row>
        <table:table-row table:style-name="ro2">
          <table:table-cell table:formula="of:=[.A19]+1" office:value-type="float" office:value="19" calcext:value-type="float">
            <text:p>19</text:p>
          </table:table-cell>
          <table:table-cell office:value-type="string" calcext:value-type="string">
            <text:p>8'h22</text:p>
          </table:table-cell>
          <table:table-cell office:value-type="string" calcext:value-type="string">
            <text:p><text:s/>8'ha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20];&quot;] = {&quot;;[.B20];&quot;, &quot;;[.C20];&quot;}; &quot; )" office:value-type="string" office:string-value="assign rom[19] = {8'h22,  8'ha}; " calcext:value-type="string">
            <text:p>assign rom[19] = {8'h22, <text:s/>8'ha}; </text:p>
          </table:table-cell>
        </table:table-row>
        <table:table-row table:style-name="ro2">
          <table:table-cell table:formula="of:=[.A20]+1" office:value-type="float" office:value="20" calcext:value-type="float">
            <text:p>20</text:p>
          </table:table-cell>
          <table:table-cell office:value-type="string" calcext:value-type="string">
            <text:p>8'h37</text:p>
          </table:table-cell>
          <table:table-cell office:value-type="string" calcext:value-type="string">
            <text:p><text:s/>8'h40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21];&quot;] = {&quot;;[.B21];&quot;, &quot;;[.C21];&quot;}; &quot; )" office:value-type="string" office:string-value="assign rom[20] = {8'h37,  8'h40}; " calcext:value-type="string">
            <text:p>assign rom[20] = {8'h37, <text:s/>8'h40}; </text:p>
          </table:table-cell>
        </table:table-row>
        <table:table-row table:style-name="ro2">
          <table:table-cell table:formula="of:=[.A21]+1" office:value-type="float" office:value="21" calcext:value-type="float">
            <text:p>21</text:p>
          </table:table-cell>
          <table:table-cell office:value-type="string" calcext:value-type="string">
            <text:p>8'h23</text:p>
          </table:table-cell>
          <table:table-cell office:value-type="string" calcext:value-type="string">
            <text:p><text:s/>8'h0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22];&quot;] = {&quot;;[.B22];&quot;, &quot;;[.C22];&quot;}; &quot; )" office:value-type="string" office:string-value="assign rom[21] = {8'h23,  8'h0}; " calcext:value-type="string">
            <text:p>assign rom[21] = {8'h23, <text:s/>8'h0}; </text:p>
          </table:table-cell>
        </table:table-row>
        <table:table-row table:style-name="ro2">
          <table:table-cell table:formula="of:=[.A22]+1" office:value-type="float" office:value="22" calcext:value-type="float">
            <text:p>22</text:p>
          </table:table-cell>
          <table:table-cell office:value-type="string" calcext:value-type="string">
            <text:p>8'h34</text:p>
          </table:table-cell>
          <table:table-cell office:value-type="string" calcext:value-type="string">
            <text:p><text:s/>8'ha0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23];&quot;] = {&quot;;[.B23];&quot;, &quot;;[.C23];&quot;}; &quot; )" office:value-type="string" office:string-value="assign rom[22] = {8'h34,  8'ha0}; " calcext:value-type="string">
            <text:p>assign rom[22] = {8'h34, <text:s/>8'ha0}; </text:p>
          </table:table-cell>
        </table:table-row>
        <table:table-row table:style-name="ro2">
          <table:table-cell table:formula="of:=[.A23]+1" office:value-type="float" office:value="23" calcext:value-type="float">
            <text:p>23</text:p>
          </table:table-cell>
          <table:table-cell office:value-type="string" calcext:value-type="string">
            <text:p>8'h6</text:p>
          </table:table-cell>
          <table:table-cell office:value-type="string" calcext:value-type="string">
            <text:p><text:s/>8'h2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24];&quot;] = {&quot;;[.B24];&quot;, &quot;;[.C24];&quot;}; &quot; )" office:value-type="string" office:string-value="assign rom[23] = {8'h6,  8'h2}; " calcext:value-type="string">
            <text:p>assign rom[23] = {8'h6, <text:s/>8'h2}; </text:p>
          </table:table-cell>
        </table:table-row>
        <table:table-row table:style-name="ro2">
          <table:table-cell table:formula="of:=[.A24]+1" office:value-type="float" office:value="24" calcext:value-type="float">
            <text:p>24</text:p>
          </table:table-cell>
          <table:table-cell office:value-type="string" calcext:value-type="string">
            <text:p>8'h6</text:p>
          </table:table-cell>
          <table:table-cell office:value-type="string" calcext:value-type="string">
            <text:p><text:s/>8'h88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25];&quot;] = {&quot;;[.B25];&quot;, &quot;;[.C25];&quot;}; &quot; )" office:value-type="string" office:string-value="assign rom[24] = {8'h6,  8'h88}; " calcext:value-type="string">
            <text:p>assign rom[24] = {8'h6, <text:s/>8'h88}; </text:p>
          </table:table-cell>
        </table:table-row>
        <table:table-row table:style-name="ro2">
          <table:table-cell table:formula="of:=[.A25]+1" office:value-type="float" office:value="25" calcext:value-type="float">
            <text:p>25</text:p>
          </table:table-cell>
          <table:table-cell office:value-type="string" calcext:value-type="string">
            <text:p>8'h7</text:p>
          </table:table-cell>
          <table:table-cell office:value-type="string" calcext:value-type="string">
            <text:p><text:s/>8'hc0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26];&quot;] = {&quot;;[.B26];&quot;, &quot;;[.C26];&quot;}; &quot; )" office:value-type="string" office:string-value="assign rom[25] = {8'h7,  8'hc0}; " calcext:value-type="string">
            <text:p>assign rom[25] = {8'h7, <text:s/>8'hc0}; </text:p>
          </table:table-cell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string" calcext:value-type="string">
            <text:p>8'hd</text:p>
          </table:table-cell>
          <table:table-cell office:value-type="string" calcext:value-type="string">
            <text:p><text:s/>8'hb7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27];&quot;] = {&quot;;[.B27];&quot;, &quot;;[.C27];&quot;}; &quot; )" office:value-type="string" office:string-value="assign rom[26] = {8'hd,  8'hb7}; " calcext:value-type="string">
            <text:p>assign rom[26] = {8'hd, <text:s/>8'hb7}; </text:p>
          </table:table-cell>
        </table:table-row>
        <table:table-row table:style-name="ro2">
          <table:table-cell table:formula="of:=[.A27]+1" office:value-type="float" office:value="27" calcext:value-type="float">
            <text:p>27</text:p>
          </table:table-cell>
          <table:table-cell office:value-type="string" calcext:value-type="string">
            <text:p>8'he</text:p>
          </table:table-cell>
          <table:table-cell office:value-type="string" calcext:value-type="string">
            <text:p><text:s/>8'h1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28];&quot;] = {&quot;;[.B28];&quot;, &quot;;[.C28];&quot;}; &quot; )" office:value-type="string" office:string-value="assign rom[27] = {8'he,  8'h1}; " calcext:value-type="string">
            <text:p>assign rom[27] = {8'he, <text:s/>8'h1}; </text:p>
          </table:table-cell>
        </table:table-row>
        <table:table-row table:style-name="ro2">
          <table:table-cell table:formula="of:=[.A28]+1" office:value-type="float" office:value="28" calcext:value-type="float">
            <text:p>28</text:p>
          </table:table-cell>
          <table:table-cell office:value-type="string" calcext:value-type="string">
            <text:p>8'h4c</text:p>
          </table:table-cell>
          <table:table-cell office:value-type="string" calcext:value-type="string">
            <text:p><text:s/>8'h0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29];&quot;] = {&quot;;[.B29];&quot;, &quot;;[.C29];&quot;}; &quot; )" office:value-type="string" office:string-value="assign rom[28] = {8'h4c,  8'h0}; " calcext:value-type="string">
            <text:p>assign rom[28] = {8'h4c, <text:s/>8'h0}; </text:p>
          </table:table-cell>
        </table:table-row>
        <table:table-row table:style-name="ro2">
          <table:table-cell table:formula="of:=[.A29]+1" office:value-type="float" office:value="29" calcext:value-type="float">
            <text:p>29</text:p>
          </table:table-cell>
          <table:table-cell office:value-type="string" calcext:value-type="string">
            <text:p>8'h4a</text:p>
          </table:table-cell>
          <table:table-cell office:value-type="string" calcext:value-type="string">
            <text:p><text:s/>8'h81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30];&quot;] = {&quot;;[.B30];&quot;, &quot;;[.C30];&quot;}; &quot; )" office:value-type="string" office:string-value="assign rom[29] = {8'h4a,  8'h81}; " calcext:value-type="string">
            <text:p>assign rom[29] = {8'h4a, <text:s/>8'h81}; </text:p>
          </table:table-cell>
        </table:table-row>
        <table:table-row table:style-name="ro2">
          <table:table-cell table:formula="of:=[.A30]+1" office:value-type="float" office:value="30" calcext:value-type="float">
            <text:p>30</text:p>
          </table:table-cell>
          <table:table-cell office:value-type="string" calcext:value-type="string">
            <text:p>8'h21</text:p>
          </table:table-cell>
          <table:table-cell office:value-type="string" calcext:value-type="string">
            <text:p><text:s/>8'h99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31];&quot;] = {&quot;;[.B31];&quot;, &quot;;[.C31];&quot;}; &quot; )" office:value-type="string" office:string-value="assign rom[30] = {8'h21,  8'h99}; " calcext:value-type="string">
            <text:p>assign rom[30] = {8'h21, <text:s/>8'h99}; </text:p>
          </table:table-cell>
        </table:table-row>
        <table:table-row table:style-name="ro2">
          <table:table-cell table:formula="of:=[.A31]+1" office:value-type="float" office:value="31" calcext:value-type="float">
            <text:p>31</text:p>
          </table:table-cell>
          <table:table-cell office:value-type="string" calcext:value-type="string">
            <text:p>8'h24</text:p>
          </table:table-cell>
          <table:table-cell office:value-type="string" calcext:value-type="string">
            <text:p><text:s/>8'h40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32];&quot;] = {&quot;;[.B32];&quot;, &quot;;[.C32];&quot;}; &quot; )" office:value-type="string" office:string-value="assign rom[31] = {8'h24,  8'h40}; " calcext:value-type="string">
            <text:p>assign rom[31] = {8'h24, <text:s/>8'h40}; </text:p>
          </table:table-cell>
        </table:table-row>
        <table:table-row table:style-name="ro2">
          <table:table-cell table:formula="of:=[.A32]+1" office:value-type="float" office:value="32" calcext:value-type="float">
            <text:p>32</text:p>
          </table:table-cell>
          <table:table-cell office:value-type="string" calcext:value-type="string">
            <text:p>8'h25</text:p>
          </table:table-cell>
          <table:table-cell office:value-type="string" calcext:value-type="string">
            <text:p><text:s/>8'h38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33];&quot;] = {&quot;;[.B33];&quot;, &quot;;[.C33];&quot;}; &quot; )" office:value-type="string" office:string-value="assign rom[32] = {8'h25,  8'h38}; " calcext:value-type="string">
            <text:p>assign rom[32] = {8'h25, <text:s/>8'h38}; </text:p>
          </table:table-cell>
        </table:table-row>
        <table:table-row table:style-name="ro2">
          <table:table-cell table:formula="of:=[.A33]+1" office:value-type="float" office:value="33" calcext:value-type="float">
            <text:p>33</text:p>
          </table:table-cell>
          <table:table-cell office:value-type="string" calcext:value-type="string">
            <text:p>8'h26</text:p>
          </table:table-cell>
          <table:table-cell office:value-type="string" calcext:value-type="string">
            <text:p><text:s/>8'h82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34];&quot;] = {&quot;;[.B34];&quot;, &quot;;[.C34];&quot;}; &quot; )" office:value-type="string" office:string-value="assign rom[33] = {8'h26,  8'h82}; " calcext:value-type="string">
            <text:p>assign rom[33] = {8'h26, <text:s/>8'h82}; </text:p>
          </table:table-cell>
        </table:table-row>
        <table:table-row table:style-name="ro2">
          <table:table-cell table:formula="of:=[.A34]+1" office:value-type="float" office:value="34" calcext:value-type="float">
            <text:p>34</text:p>
          </table:table-cell>
          <table:table-cell office:value-type="string" calcext:value-type="string">
            <text:p>8'h5c</text:p>
          </table:table-cell>
          <table:table-cell office:value-type="string" calcext:value-type="string">
            <text:p><text:s/>8'h0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35];&quot;] = {&quot;;[.B35];&quot;, &quot;;[.C35];&quot;}; &quot; )" office:value-type="string" office:string-value="assign rom[34] = {8'h5c,  8'h0}; " calcext:value-type="string">
            <text:p>assign rom[34] = {8'h5c, <text:s/>8'h0}; </text:p>
          </table:table-cell>
        </table:table-row>
        <table:table-row table:style-name="ro2">
          <table:table-cell table:formula="of:=[.A35]+1" office:value-type="float" office:value="35" calcext:value-type="float">
            <text:p>35</text:p>
          </table:table-cell>
          <table:table-cell office:value-type="string" calcext:value-type="string">
            <text:p>8'h63</text:p>
          </table:table-cell>
          <table:table-cell office:value-type="string" calcext:value-type="string">
            <text:p><text:s/>8'h0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36];&quot;] = {&quot;;[.B36];&quot;, &quot;;[.C36];&quot;}; &quot; )" office:value-type="string" office:string-value="assign rom[35] = {8'h63,  8'h0}; " calcext:value-type="string">
            <text:p>assign rom[35] = {8'h63, <text:s/>8'h0}; </text:p>
          </table:table-cell>
        </table:table-row>
        <table:table-row table:style-name="ro2">
          <table:table-cell table:formula="of:=[.A36]+1" office:value-type="float" office:value="36" calcext:value-type="float">
            <text:p>36</text:p>
          </table:table-cell>
          <table:table-cell office:value-type="string" calcext:value-type="string">
            <text:p>8'h46</text:p>
          </table:table-cell>
          <table:table-cell office:value-type="string" calcext:value-type="string">
            <text:p><text:s/>8'h22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37];&quot;] = {&quot;;[.B37];&quot;, &quot;;[.C37];&quot;}; &quot; )" office:value-type="string" office:string-value="assign rom[36] = {8'h46,  8'h22}; " calcext:value-type="string">
            <text:p>assign rom[36] = {8'h46, <text:s/>8'h22}; </text:p>
          </table:table-cell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office:value-type="string" calcext:value-type="string">
            <text:p>8'hc</text:p>
          </table:table-cell>
          <table:table-cell office:value-type="string" calcext:value-type="string">
            <text:p><text:s/>8'h3a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38];&quot;] = {&quot;;[.B38];&quot;, &quot;;[.C38];&quot;}; &quot; )" office:value-type="string" office:string-value="assign rom[37] = {8'hc,  8'h3a}; " calcext:value-type="string">
            <text:p>assign rom[37] = {8'hc, <text:s/>8'h3a}; </text:p>
          </table:table-cell>
        </table:table-row>
        <table:table-row table:style-name="ro2">
          <table:table-cell table:formula="of:=[.A38]+1" office:value-type="float" office:value="38" calcext:value-type="float">
            <text:p>38</text:p>
          </table:table-cell>
          <table:table-cell office:value-type="string" calcext:value-type="string">
            <text:p>8'h5d</text:p>
          </table:table-cell>
          <table:table-cell office:value-type="string" calcext:value-type="string">
            <text:p><text:s/>8'h55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39];&quot;] = {&quot;;[.B39];&quot;, &quot;;[.C39];&quot;}; &quot; )" office:value-type="string" office:string-value="assign rom[38] = {8'h5d,  8'h55}; " calcext:value-type="string">
            <text:p>assign rom[38] = {8'h5d, <text:s/>8'h55}; </text:p>
          </table:table-cell>
        </table:table-row>
        <table:table-row table:style-name="ro2">
          <table:table-cell table:formula="of:=[.A39]+1" office:value-type="float" office:value="39" calcext:value-type="float">
            <text:p>39</text:p>
          </table:table-cell>
          <table:table-cell office:value-type="string" calcext:value-type="string">
            <text:p>8'h5e</text:p>
          </table:table-cell>
          <table:table-cell office:value-type="string" calcext:value-type="string">
            <text:p><text:s/>8'h7d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40];&quot;] = {&quot;;[.B40];&quot;, &quot;;[.C40];&quot;}; &quot; )" office:value-type="string" office:string-value="assign rom[39] = {8'h5e,  8'h7d}; " calcext:value-type="string">
            <text:p>assign rom[39] = {8'h5e, <text:s/>8'h7d}; </text:p>
          </table:table-cell>
        </table:table-row>
        <table:table-row table:style-name="ro2">
          <table:table-cell table:formula="of:=[.A40]+1" office:value-type="float" office:value="40" calcext:value-type="float">
            <text:p>40</text:p>
          </table:table-cell>
          <table:table-cell office:value-type="string" calcext:value-type="string">
            <text:p>8'h5f</text:p>
          </table:table-cell>
          <table:table-cell office:value-type="string" calcext:value-type="string">
            <text:p><text:s/>8'h7d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41];&quot;] = {&quot;;[.B41];&quot;, &quot;;[.C41];&quot;}; &quot; )" office:value-type="string" office:string-value="assign rom[40] = {8'h5f,  8'h7d}; " calcext:value-type="string">
            <text:p>assign rom[40] = {8'h5f, <text:s/>8'h7d}; </text:p>
          </table:table-cell>
        </table:table-row>
        <table:table-row table:style-name="ro2">
          <table:table-cell table:formula="of:=[.A41]+1" office:value-type="float" office:value="41" calcext:value-type="float">
            <text:p>41</text:p>
          </table:table-cell>
          <table:table-cell office:value-type="string" calcext:value-type="string">
            <text:p>8'h60</text:p>
          </table:table-cell>
          <table:table-cell office:value-type="string" calcext:value-type="string">
            <text:p><text:s/>8'h55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42];&quot;] = {&quot;;[.B42];&quot;, &quot;;[.C42];&quot;}; &quot; )" office:value-type="string" office:string-value="assign rom[41] = {8'h60,  8'h55}; " calcext:value-type="string">
            <text:p>assign rom[41] = {8'h60, <text:s/>8'h55}; </text:p>
          </table:table-cell>
        </table:table-row>
        <table:table-row table:style-name="ro2">
          <table:table-cell table:formula="of:=[.A42]+1" office:value-type="float" office:value="42" calcext:value-type="float">
            <text:p>42</text:p>
          </table:table-cell>
          <table:table-cell office:value-type="string" calcext:value-type="string">
            <text:p>8'h61</text:p>
          </table:table-cell>
          <table:table-cell office:value-type="string" calcext:value-type="string">
            <text:p><text:s/>8'h70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43];&quot;] = {&quot;;[.B43];&quot;, &quot;;[.C43];&quot;}; &quot; )" office:value-type="string" office:string-value="assign rom[42] = {8'h61,  8'h70}; " calcext:value-type="string">
            <text:p>assign rom[42] = {8'h61, <text:s/>8'h70}; </text:p>
          </table:table-cell>
        </table:table-row>
        <table:table-row table:style-name="ro2">
          <table:table-cell table:formula="of:=[.A43]+1" office:value-type="float" office:value="43" calcext:value-type="float">
            <text:p>43</text:p>
          </table:table-cell>
          <table:table-cell office:value-type="string" calcext:value-type="string">
            <text:p>8'h62</text:p>
          </table:table-cell>
          <table:table-cell office:value-type="string" calcext:value-type="string">
            <text:p><text:s/>8'h80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44];&quot;] = {&quot;;[.B44];&quot;, &quot;;[.C44];&quot;}; &quot; )" office:value-type="string" office:string-value="assign rom[43] = {8'h62,  8'h80}; " calcext:value-type="string">
            <text:p>assign rom[43] = {8'h62, <text:s/>8'h80}; </text:p>
          </table:table-cell>
        </table:table-row>
        <table:table-row table:style-name="ro2">
          <table:table-cell table:formula="of:=[.A44]+1" office:value-type="float" office:value="44" calcext:value-type="float">
            <text:p>44</text:p>
          </table:table-cell>
          <table:table-cell office:value-type="string" calcext:value-type="string">
            <text:p>8'h7c</text:p>
          </table:table-cell>
          <table:table-cell office:value-type="string" calcext:value-type="string">
            <text:p><text:s/>8'h5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45];&quot;] = {&quot;;[.B45];&quot;, &quot;;[.C45];&quot;}; &quot; )" office:value-type="string" office:string-value="assign rom[44] = {8'h7c,  8'h5}; " calcext:value-type="string">
            <text:p>assign rom[44] = {8'h7c, <text:s/>8'h5}; </text:p>
          </table:table-cell>
        </table:table-row>
        <table:table-row table:style-name="ro2">
          <table:table-cell table:formula="of:=[.A45]+1" office:value-type="float" office:value="45" calcext:value-type="float">
            <text:p>45</text:p>
          </table:table-cell>
          <table:table-cell office:value-type="string" calcext:value-type="string">
            <text:p>8'h20</text:p>
          </table:table-cell>
          <table:table-cell office:value-type="string" calcext:value-type="string">
            <text:p><text:s/>8'h80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46];&quot;] = {&quot;;[.B46];&quot;, &quot;;[.C46];&quot;}; &quot; )" office:value-type="string" office:string-value="assign rom[45] = {8'h20,  8'h80}; " calcext:value-type="string">
            <text:p>assign rom[45] = {8'h20, <text:s/>8'h80}; </text:p>
          </table:table-cell>
        </table:table-row>
        <table:table-row table:style-name="ro2">
          <table:table-cell table:formula="of:=[.A46]+1" office:value-type="float" office:value="46" calcext:value-type="float">
            <text:p>46</text:p>
          </table:table-cell>
          <table:table-cell office:value-type="string" calcext:value-type="string">
            <text:p>8'h28</text:p>
          </table:table-cell>
          <table:table-cell office:value-type="string" calcext:value-type="string">
            <text:p><text:s/>8'h30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47];&quot;] = {&quot;;[.B47];&quot;, &quot;;[.C47];&quot;}; &quot; )" office:value-type="string" office:string-value="assign rom[46] = {8'h28,  8'h30}; " calcext:value-type="string">
            <text:p>assign rom[46] = {8'h28, <text:s/>8'h30}; </text:p>
          </table:table-cell>
        </table:table-row>
        <table:table-row table:style-name="ro2">
          <table:table-cell table:formula="of:=[.A47]+1" office:value-type="float" office:value="47" calcext:value-type="float">
            <text:p>47</text:p>
          </table:table-cell>
          <table:table-cell office:value-type="string" calcext:value-type="string">
            <text:p>8'h6c</text:p>
          </table:table-cell>
          <table:table-cell office:value-type="string" calcext:value-type="string">
            <text:p><text:s/>8'h0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48];&quot;] = {&quot;;[.B48];&quot;, &quot;;[.C48];&quot;}; &quot; )" office:value-type="string" office:string-value="assign rom[47] = {8'h6c,  8'h0}; " calcext:value-type="string">
            <text:p>assign rom[47] = {8'h6c, <text:s/>8'h0}; </text:p>
          </table:table-cell>
        </table:table-row>
        <table:table-row table:style-name="ro2">
          <table:table-cell table:formula="of:=[.A48]+1" office:value-type="float" office:value="48" calcext:value-type="float">
            <text:p>48</text:p>
          </table:table-cell>
          <table:table-cell office:value-type="string" calcext:value-type="string">
            <text:p>8'h6d</text:p>
          </table:table-cell>
          <table:table-cell office:value-type="string" calcext:value-type="string">
            <text:p><text:s/>8'h80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49];&quot;] = {&quot;;[.B49];&quot;, &quot;;[.C49];&quot;}; &quot; )" office:value-type="string" office:string-value="assign rom[48] = {8'h6d,  8'h80}; " calcext:value-type="string">
            <text:p>assign rom[48] = {8'h6d, <text:s/>8'h80}; </text:p>
          </table:table-cell>
        </table:table-row>
        <table:table-row table:style-name="ro2">
          <table:table-cell table:formula="of:=[.A49]+1" office:value-type="float" office:value="49" calcext:value-type="float">
            <text:p>49</text:p>
          </table:table-cell>
          <table:table-cell office:value-type="string" calcext:value-type="string">
            <text:p>8'h6e</text:p>
          </table:table-cell>
          <table:table-cell office:value-type="string" calcext:value-type="string">
            <text:p><text:s/>8'h0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50];&quot;] = {&quot;;[.B50];&quot;, &quot;;[.C50];&quot;}; &quot; )" office:value-type="string" office:string-value="assign rom[49] = {8'h6e,  8'h0}; " calcext:value-type="string">
            <text:p>assign rom[49] = {8'h6e, <text:s/>8'h0}; </text:p>
          </table:table-cell>
        </table:table-row>
        <table:table-row table:style-name="ro2">
          <table:table-cell table:formula="of:=[.A50]+1" office:value-type="float" office:value="50" calcext:value-type="float">
            <text:p>50</text:p>
          </table:table-cell>
          <table:table-cell office:value-type="string" calcext:value-type="string">
            <text:p>8'h70</text:p>
          </table:table-cell>
          <table:table-cell office:value-type="string" calcext:value-type="string">
            <text:p><text:s/>8'h2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51];&quot;] = {&quot;;[.B51];&quot;, &quot;;[.C51];&quot;}; &quot; )" office:value-type="string" office:string-value="assign rom[50] = {8'h70,  8'h2}; " calcext:value-type="string">
            <text:p>assign rom[50] = {8'h70, <text:s/>8'h2}; </text:p>
          </table:table-cell>
        </table:table-row>
        <table:table-row table:style-name="ro2">
          <table:table-cell table:formula="of:=[.A51]+1" office:value-type="float" office:value="51" calcext:value-type="float">
            <text:p>51</text:p>
          </table:table-cell>
          <table:table-cell office:value-type="string" calcext:value-type="string">
            <text:p>8'h71</text:p>
          </table:table-cell>
          <table:table-cell office:value-type="string" calcext:value-type="string">
            <text:p><text:s/>8'h94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52];&quot;] = {&quot;;[.B52];&quot;, &quot;;[.C52];&quot;}; &quot; )" office:value-type="string" office:string-value="assign rom[51] = {8'h71,  8'h94}; " calcext:value-type="string">
            <text:p>assign rom[51] = {8'h71, <text:s/>8'h94}; </text:p>
          </table:table-cell>
        </table:table-row>
        <table:table-row table:style-name="ro2">
          <table:table-cell table:formula="of:=[.A52]+1" office:value-type="float" office:value="52" calcext:value-type="float">
            <text:p>52</text:p>
          </table:table-cell>
          <table:table-cell office:value-type="string" calcext:value-type="string">
            <text:p>8'h73</text:p>
          </table:table-cell>
          <table:table-cell office:value-type="string" calcext:value-type="string">
            <text:p><text:s/>8'hc1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53];&quot;] = {&quot;;[.B53];&quot;, &quot;;[.C53];&quot;}; &quot; )" office:value-type="string" office:string-value="assign rom[52] = {8'h73,  8'hc1}; " calcext:value-type="string">
            <text:p>assign rom[52] = {8'h73, <text:s/>8'hc1}; </text:p>
          </table:table-cell>
        </table:table-row>
        <table:table-row table:style-name="ro2">
          <table:table-cell table:formula="of:=[.A53]+1" office:value-type="float" office:value="53" calcext:value-type="float">
            <text:p>53</text:p>
          </table:table-cell>
          <table:table-cell office:value-type="string" calcext:value-type="string">
            <text:p>8'h3d</text:p>
          </table:table-cell>
          <table:table-cell office:value-type="string" calcext:value-type="string">
            <text:p><text:s/>8'h34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54];&quot;] = {&quot;;[.B54];&quot;, &quot;;[.C54];&quot;}; &quot; )" office:value-type="string" office:string-value="assign rom[53] = {8'h3d,  8'h34}; " calcext:value-type="string">
            <text:p>assign rom[53] = {8'h3d, <text:s/>8'h34}; </text:p>
          </table:table-cell>
        </table:table-row>
        <table:table-row table:style-name="ro2">
          <table:table-cell table:formula="of:=[.A54]+1" office:value-type="float" office:value="54" calcext:value-type="float">
            <text:p>54</text:p>
          </table:table-cell>
          <table:table-cell office:value-type="string" calcext:value-type="string">
            <text:p>8'h12</text:p>
          </table:table-cell>
          <table:table-cell office:value-type="string" calcext:value-type="string">
            <text:p><text:s/>8'h4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55];&quot;] = {&quot;;[.B55];&quot;, &quot;;[.C55];&quot;}; &quot; )" office:value-type="string" office:string-value="assign rom[54] = {8'h12,  8'h4}; " calcext:value-type="string">
            <text:p>assign rom[54] = {8'h12, <text:s/>8'h4}; </text:p>
          </table:table-cell>
        </table:table-row>
        <table:table-row table:style-name="ro2">
          <table:table-cell table:formula="of:=[.A55]+1" office:value-type="float" office:value="55" calcext:value-type="float">
            <text:p>55</text:p>
          </table:table-cell>
          <table:table-cell office:value-type="string" calcext:value-type="string">
            <text:p>8'h5a</text:p>
          </table:table-cell>
          <table:table-cell office:value-type="string" calcext:value-type="string">
            <text:p><text:s/>8'h57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56];&quot;] = {&quot;;[.B56];&quot;, &quot;;[.C56];&quot;}; &quot; )" office:value-type="string" office:string-value="assign rom[55] = {8'h5a,  8'h57}; " calcext:value-type="string">
            <text:p>assign rom[55] = {8'h5a, <text:s/>8'h57}; </text:p>
          </table:table-cell>
        </table:table-row>
        <table:table-row table:style-name="ro1">
          <table:table-cell table:formula="of:=[.A56]+1" office:value-type="float" office:value="56" calcext:value-type="float">
            <text:p>56</text:p>
          </table:table-cell>
          <table:table-cell office:value-type="string" calcext:value-type="string">
            <text:p>8'h4f</text:p>
          </table:table-cell>
          <table:table-cell office:value-type="string" calcext:value-type="string">
            <text:p><text:s/>8'hbb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57];&quot;] = {&quot;;[.B57];&quot;, &quot;;[.C57];&quot;}; &quot; )" office:value-type="string" office:string-value="assign rom[56] = {8'h4f,  8'hbb}; " calcext:value-type="string">
            <text:p>assign rom[56] = {8'h4f, <text:s/>8'hbb}; </text:p>
          </table:table-cell>
        </table:table-row>
        <table:table-row table:style-name="ro2">
          <table:table-cell table:formula="of:=[.A57]+1" office:value-type="float" office:value="57" calcext:value-type="float">
            <text:p>57</text:p>
          </table:table-cell>
          <table:table-cell office:value-type="string" calcext:value-type="string">
            <text:p>8'h50</text:p>
          </table:table-cell>
          <table:table-cell office:value-type="string" calcext:value-type="string">
            <text:p><text:s/>8'h9c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58];&quot;] = {&quot;;[.B58];&quot;, &quot;;[.C58];&quot;}; &quot; )" office:value-type="string" office:string-value="assign rom[57] = {8'h50,  8'h9c}; " calcext:value-type="string">
            <text:p>assign rom[57] = {8'h50, <text:s/>8'h9c}; </text:p>
          </table:table-cell>
        </table:table-row>
        <table:table-row table:style-name="ro1">
          <table:table-cell table:formula="of:=[.A58]+1" office:value-type="float" office:value="58" calcext:value-type="float">
            <text:p>58</text:p>
          </table:table-cell>
          <table:table-cell office:value-type="string" calcext:value-type="string">
            <text:p>8'hff</text:p>
          </table:table-cell>
          <table:table-cell office:value-type="string" calcext:value-type="string">
            <text:p><text:s/>8'h0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59];&quot;] = {&quot;;[.B59];&quot;, &quot;;[.C59];&quot;}; &quot; )" office:value-type="string" office:string-value="assign rom[58] = {8'hff,  8'h0}; " calcext:value-type="string">
            <text:p>assign rom[58] = {8'hff, <text:s/>8'h0}; </text:p>
          </table:table-cell>
        </table:table-row>
        <table:table-row table:style-name="ro2">
          <table:table-cell table:formula="of:=[.A59]+1" office:value-type="float" office:value="59" calcext:value-type="float">
            <text:p>59</text:p>
          </table:table-cell>
          <table:table-cell office:value-type="string" calcext:value-type="string">
            <text:p>8'he5</text:p>
          </table:table-cell>
          <table:table-cell office:value-type="string" calcext:value-type="string">
            <text:p><text:s/>8'h7f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60];&quot;] = {&quot;;[.B60];&quot;, &quot;;[.C60];&quot;}; &quot; )" office:value-type="string" office:string-value="assign rom[59] = {8'he5,  8'h7f}; " calcext:value-type="string">
            <text:p>assign rom[59] = {8'he5, <text:s/>8'h7f}; </text:p>
          </table:table-cell>
        </table:table-row>
        <table:table-row table:style-name="ro2">
          <table:table-cell table:formula="of:=[.A60]+1" office:value-type="float" office:value="60" calcext:value-type="float">
            <text:p>60</text:p>
          </table:table-cell>
          <table:table-cell office:value-type="string" calcext:value-type="string">
            <text:p>8'hf9</text:p>
          </table:table-cell>
          <table:table-cell office:value-type="string" calcext:value-type="string">
            <text:p><text:s/>8'hc0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61];&quot;] = {&quot;;[.B61];&quot;, &quot;;[.C61];&quot;}; &quot; )" office:value-type="string" office:string-value="assign rom[60] = {8'hf9,  8'hc0}; " calcext:value-type="string">
            <text:p>assign rom[60] = {8'hf9, <text:s/>8'hc0}; </text:p>
          </table:table-cell>
        </table:table-row>
        <table:table-row table:style-name="ro2">
          <table:table-cell table:formula="of:=[.A61]+1" office:value-type="float" office:value="61" calcext:value-type="float">
            <text:p>61</text:p>
          </table:table-cell>
          <table:table-cell office:value-type="string" calcext:value-type="string">
            <text:p>8'h41</text:p>
          </table:table-cell>
          <table:table-cell office:value-type="string" calcext:value-type="string">
            <text:p><text:s/>8'h24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62];&quot;] = {&quot;;[.B62];&quot;, &quot;;[.C62];&quot;}; &quot; )" office:value-type="string" office:string-value="assign rom[61] = {8'h41,  8'h24}; " calcext:value-type="string">
            <text:p>assign rom[61] = {8'h41, <text:s/>8'h24}; </text:p>
          </table:table-cell>
        </table:table-row>
        <table:table-row table:style-name="ro2">
          <table:table-cell table:formula="of:=[.A62]+1" office:value-type="float" office:value="62" calcext:value-type="float">
            <text:p>62</text:p>
          </table:table-cell>
          <table:table-cell office:value-type="string" calcext:value-type="string">
            <text:p>8'he0</text:p>
          </table:table-cell>
          <table:table-cell office:value-type="string" calcext:value-type="string">
            <text:p><text:s/>8'h14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63];&quot;] = {&quot;;[.B63];&quot;, &quot;;[.C63];&quot;}; &quot; )" office:value-type="string" office:string-value="assign rom[62] = {8'he0,  8'h14}; " calcext:value-type="string">
            <text:p>assign rom[62] = {8'he0, <text:s/>8'h14}; </text:p>
          </table:table-cell>
        </table:table-row>
        <table:table-row table:style-name="ro1">
          <table:table-cell table:formula="of:=[.A63]+1" office:value-type="float" office:value="63" calcext:value-type="float">
            <text:p>63</text:p>
          </table:table-cell>
          <table:table-cell office:value-type="string" calcext:value-type="string">
            <text:p>8'h76</text:p>
          </table:table-cell>
          <table:table-cell office:value-type="string" calcext:value-type="string">
            <text:p><text:s/>8'hff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64];&quot;] = {&quot;;[.B64];&quot;, &quot;;[.C64];&quot;}; &quot; )" office:value-type="string" office:string-value="assign rom[63] = {8'h76,  8'hff}; " calcext:value-type="string">
            <text:p>assign rom[63] = {8'h76, <text:s/>8'hff}; </text:p>
          </table:table-cell>
        </table:table-row>
        <table:table-row table:style-name="ro2">
          <table:table-cell table:formula="of:=[.A64]+1" office:value-type="float" office:value="64" calcext:value-type="float">
            <text:p>64</text:p>
          </table:table-cell>
          <table:table-cell office:value-type="string" calcext:value-type="string">
            <text:p>8'h33</text:p>
          </table:table-cell>
          <table:table-cell office:value-type="string" calcext:value-type="string">
            <text:p><text:s/>8'ha0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65];&quot;] = {&quot;;[.B65];&quot;, &quot;;[.C65];&quot;}; &quot; )" office:value-type="string" office:string-value="assign rom[64] = {8'h33,  8'ha0}; " calcext:value-type="string">
            <text:p>assign rom[64] = {8'h33, <text:s/>8'ha0}; </text:p>
          </table:table-cell>
        </table:table-row>
        <table:table-row table:style-name="ro2">
          <table:table-cell table:formula="of:=[.A65]+1" office:value-type="float" office:value="65" calcext:value-type="float">
            <text:p>65</text:p>
          </table:table-cell>
          <table:table-cell office:value-type="string" calcext:value-type="string">
            <text:p>8'h42</text:p>
          </table:table-cell>
          <table:table-cell office:value-type="string" calcext:value-type="string">
            <text:p><text:s/>8'h20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66];&quot;] = {&quot;;[.B66];&quot;, &quot;;[.C66];&quot;}; &quot; )" office:value-type="string" office:string-value="assign rom[65] = {8'h42,  8'h20}; " calcext:value-type="string">
            <text:p>assign rom[65] = {8'h42, <text:s/>8'h20}; </text:p>
          </table:table-cell>
        </table:table-row>
        <table:table-row table:style-name="ro2">
          <table:table-cell table:formula="of:=[.A66]+1" office:value-type="float" office:value="66" calcext:value-type="float">
            <text:p>66</text:p>
          </table:table-cell>
          <table:table-cell office:value-type="string" calcext:value-type="string">
            <text:p>8'h43</text:p>
          </table:table-cell>
          <table:table-cell office:value-type="string" calcext:value-type="string">
            <text:p><text:s/>8'h18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67];&quot;] = {&quot;;[.B67];&quot;, &quot;;[.C67];&quot;}; &quot; )" office:value-type="string" office:string-value="assign rom[66] = {8'h43,  8'h18}; " calcext:value-type="string">
            <text:p>assign rom[66] = {8'h43, <text:s/>8'h18}; </text:p>
          </table:table-cell>
        </table:table-row>
        <table:table-row table:style-name="ro2">
          <table:table-cell table:formula="of:=[.A67]+1" office:value-type="float" office:value="67" calcext:value-type="float">
            <text:p>67</text:p>
          </table:table-cell>
          <table:table-cell office:value-type="string" calcext:value-type="string">
            <text:p>8'h4c</text:p>
          </table:table-cell>
          <table:table-cell office:value-type="string" calcext:value-type="string">
            <text:p><text:s/>8'h0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68];&quot;] = {&quot;;[.B68];&quot;, &quot;;[.C68];&quot;}; &quot; )" office:value-type="string" office:string-value="assign rom[67] = {8'h4c,  8'h0}; " calcext:value-type="string">
            <text:p>assign rom[67] = {8'h4c, <text:s/>8'h0}; </text:p>
          </table:table-cell>
        </table:table-row>
        <table:table-row table:style-name="ro2">
          <table:table-cell table:formula="of:=[.A68]+1" office:value-type="float" office:value="68" calcext:value-type="float">
            <text:p>68</text:p>
          </table:table-cell>
          <table:table-cell office:value-type="string" calcext:value-type="string">
            <text:p>8'h87</text:p>
          </table:table-cell>
          <table:table-cell office:value-type="string" calcext:value-type="string">
            <text:p><text:s/>8'hd0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69];&quot;] = {&quot;;[.B69];&quot;, &quot;;[.C69];&quot;}; &quot; )" office:value-type="string" office:string-value="assign rom[68] = {8'h87,  8'hd0}; " calcext:value-type="string">
            <text:p>assign rom[68] = {8'h87, <text:s/>8'hd0}; </text:p>
          </table:table-cell>
        </table:table-row>
        <table:table-row table:style-name="ro2">
          <table:table-cell table:formula="of:=[.A69]+1" office:value-type="float" office:value="69" calcext:value-type="float">
            <text:p>69</text:p>
          </table:table-cell>
          <table:table-cell office:value-type="string" calcext:value-type="string">
            <text:p>8'h88</text:p>
          </table:table-cell>
          <table:table-cell office:value-type="string" calcext:value-type="string">
            <text:p><text:s/>8'h3f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70];&quot;] = {&quot;;[.B70];&quot;, &quot;;[.C70];&quot;}; &quot; )" office:value-type="string" office:string-value="assign rom[69] = {8'h88,  8'h3f}; " calcext:value-type="string">
            <text:p>assign rom[69] = {8'h88, <text:s/>8'h3f}; </text:p>
          </table:table-cell>
        </table:table-row>
        <table:table-row table:style-name="ro2">
          <table:table-cell table:formula="of:=[.A70]+1" office:value-type="float" office:value="70" calcext:value-type="float">
            <text:p>70</text:p>
          </table:table-cell>
          <table:table-cell office:value-type="string" calcext:value-type="string">
            <text:p>8'hd7</text:p>
          </table:table-cell>
          <table:table-cell office:value-type="string" calcext:value-type="string">
            <text:p><text:s/>8'h3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71];&quot;] = {&quot;;[.B71];&quot;, &quot;;[.C71];&quot;}; &quot; )" office:value-type="string" office:string-value="assign rom[70] = {8'hd7,  8'h3}; " calcext:value-type="string">
            <text:p>assign rom[70] = {8'hd7, <text:s/>8'h3}; </text:p>
          </table:table-cell>
        </table:table-row>
        <table:table-row table:style-name="ro2">
          <table:table-cell table:formula="of:=[.A71]+1" office:value-type="float" office:value="71" calcext:value-type="float">
            <text:p>71</text:p>
          </table:table-cell>
          <table:table-cell office:value-type="string" calcext:value-type="string">
            <text:p>8'hd9</text:p>
          </table:table-cell>
          <table:table-cell office:value-type="string" calcext:value-type="string">
            <text:p><text:s/>8'h10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72];&quot;] = {&quot;;[.B72];&quot;, &quot;;[.C72];&quot;}; &quot; )" office:value-type="string" office:string-value="assign rom[71] = {8'hd9,  8'h10}; " calcext:value-type="string">
            <text:p>assign rom[71] = {8'hd9, <text:s/>8'h10}; </text:p>
          </table:table-cell>
        </table:table-row>
        <table:table-row table:style-name="ro2">
          <table:table-cell table:formula="of:=[.A72]+1" office:value-type="float" office:value="72" calcext:value-type="float">
            <text:p>72</text:p>
          </table:table-cell>
          <table:table-cell office:value-type="string" calcext:value-type="string">
            <text:p>8'hd3</text:p>
          </table:table-cell>
          <table:table-cell office:value-type="string" calcext:value-type="string">
            <text:p><text:s/>8'h82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73];&quot;] = {&quot;;[.B73];&quot;, &quot;;[.C73];&quot;}; &quot; )" office:value-type="string" office:string-value="assign rom[72] = {8'hd3,  8'h82}; " calcext:value-type="string">
            <text:p>assign rom[72] = {8'hd3, <text:s/>8'h82}; </text:p>
          </table:table-cell>
        </table:table-row>
        <table:table-row table:style-name="ro2">
          <table:table-cell table:formula="of:=[.A73]+1" office:value-type="float" office:value="73" calcext:value-type="float">
            <text:p>73</text:p>
          </table:table-cell>
          <table:table-cell office:value-type="string" calcext:value-type="string">
            <text:p>8'hc8</text:p>
          </table:table-cell>
          <table:table-cell office:value-type="string" calcext:value-type="string">
            <text:p><text:s/>8'h8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74];&quot;] = {&quot;;[.B74];&quot;, &quot;;[.C74];&quot;}; &quot; )" office:value-type="string" office:string-value="assign rom[73] = {8'hc8,  8'h8}; " calcext:value-type="string">
            <text:p>assign rom[73] = {8'hc8, <text:s/>8'h8}; </text:p>
          </table:table-cell>
        </table:table-row>
        <table:table-row table:style-name="ro2">
          <table:table-cell table:formula="of:=[.A74]+1" office:value-type="float" office:value="74" calcext:value-type="float">
            <text:p>74</text:p>
          </table:table-cell>
          <table:table-cell office:value-type="string" calcext:value-type="string">
            <text:p>8'hc9</text:p>
          </table:table-cell>
          <table:table-cell office:value-type="string" calcext:value-type="string">
            <text:p><text:s/>8'h80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75];&quot;] = {&quot;;[.B75];&quot;, &quot;;[.C75];&quot;}; &quot; )" office:value-type="string" office:string-value="assign rom[74] = {8'hc9,  8'h80}; " calcext:value-type="string">
            <text:p>assign rom[74] = {8'hc9, <text:s/>8'h80}; </text:p>
          </table:table-cell>
        </table:table-row>
        <table:table-row table:style-name="ro2">
          <table:table-cell table:formula="of:=[.A75]+1" office:value-type="float" office:value="75" calcext:value-type="float">
            <text:p>75</text:p>
          </table:table-cell>
          <table:table-cell office:value-type="string" calcext:value-type="string">
            <text:p>8'h7c</text:p>
          </table:table-cell>
          <table:table-cell office:value-type="string" calcext:value-type="string">
            <text:p><text:s/>8'h0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76];&quot;] = {&quot;;[.B76];&quot;, &quot;;[.C76];&quot;}; &quot; )" office:value-type="string" office:string-value="assign rom[75] = {8'h7c,  8'h0}; " calcext:value-type="string">
            <text:p>assign rom[75] = {8'h7c, <text:s/>8'h0}; </text:p>
          </table:table-cell>
        </table:table-row>
        <table:table-row table:style-name="ro2">
          <table:table-cell table:formula="of:=[.A76]+1" office:value-type="float" office:value="76" calcext:value-type="float">
            <text:p>76</text:p>
          </table:table-cell>
          <table:table-cell office:value-type="string" calcext:value-type="string">
            <text:p>8'h7d</text:p>
          </table:table-cell>
          <table:table-cell office:value-type="string" calcext:value-type="string">
            <text:p><text:s/>8'h0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77];&quot;] = {&quot;;[.B77];&quot;, &quot;;[.C77];&quot;}; &quot; )" office:value-type="string" office:string-value="assign rom[76] = {8'h7d,  8'h0}; " calcext:value-type="string">
            <text:p>assign rom[76] = {8'h7d, <text:s/>8'h0}; </text:p>
          </table:table-cell>
        </table:table-row>
        <table:table-row table:style-name="ro2">
          <table:table-cell table:formula="of:=[.A77]+1" office:value-type="float" office:value="77" calcext:value-type="float">
            <text:p>77</text:p>
          </table:table-cell>
          <table:table-cell office:value-type="string" calcext:value-type="string">
            <text:p>8'h7c</text:p>
          </table:table-cell>
          <table:table-cell office:value-type="string" calcext:value-type="string">
            <text:p><text:s/>8'h3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78];&quot;] = {&quot;;[.B78];&quot;, &quot;;[.C78];&quot;}; &quot; )" office:value-type="string" office:string-value="assign rom[77] = {8'h7c,  8'h3}; " calcext:value-type="string">
            <text:p>assign rom[77] = {8'h7c, <text:s/>8'h3}; </text:p>
          </table:table-cell>
        </table:table-row>
        <table:table-row table:style-name="ro2">
          <table:table-cell table:formula="of:=[.A78]+1" office:value-type="float" office:value="78" calcext:value-type="float">
            <text:p>78</text:p>
          </table:table-cell>
          <table:table-cell office:value-type="string" calcext:value-type="string">
            <text:p>8'h7d</text:p>
          </table:table-cell>
          <table:table-cell office:value-type="string" calcext:value-type="string">
            <text:p><text:s/>8'h48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79];&quot;] = {&quot;;[.B79];&quot;, &quot;;[.C79];&quot;}; &quot; )" office:value-type="string" office:string-value="assign rom[78] = {8'h7d,  8'h48}; " calcext:value-type="string">
            <text:p>assign rom[78] = {8'h7d, <text:s/>8'h48}; </text:p>
          </table:table-cell>
        </table:table-row>
        <table:table-row table:style-name="ro2">
          <table:table-cell table:formula="of:=[.A79]+1" office:value-type="float" office:value="79" calcext:value-type="float">
            <text:p>79</text:p>
          </table:table-cell>
          <table:table-cell office:value-type="string" calcext:value-type="string">
            <text:p>8'h7d</text:p>
          </table:table-cell>
          <table:table-cell office:value-type="string" calcext:value-type="string">
            <text:p><text:s/>8'h48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80];&quot;] = {&quot;;[.B80];&quot;, &quot;;[.C80];&quot;}; &quot; )" office:value-type="string" office:string-value="assign rom[79] = {8'h7d,  8'h48}; " calcext:value-type="string">
            <text:p>assign rom[79] = {8'h7d, <text:s/>8'h48}; </text:p>
          </table:table-cell>
        </table:table-row>
        <table:table-row table:style-name="ro2">
          <table:table-cell table:formula="of:=[.A80]+1" office:value-type="float" office:value="80" calcext:value-type="float">
            <text:p>80</text:p>
          </table:table-cell>
          <table:table-cell office:value-type="string" calcext:value-type="string">
            <text:p>8'h7c</text:p>
          </table:table-cell>
          <table:table-cell office:value-type="string" calcext:value-type="string">
            <text:p><text:s/>8'h8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81];&quot;] = {&quot;;[.B81];&quot;, &quot;;[.C81];&quot;}; &quot; )" office:value-type="string" office:string-value="assign rom[80] = {8'h7c,  8'h8}; " calcext:value-type="string">
            <text:p>assign rom[80] = {8'h7c, <text:s/>8'h8}; </text:p>
          </table:table-cell>
        </table:table-row>
        <table:table-row table:style-name="ro2">
          <table:table-cell table:formula="of:=[.A81]+1" office:value-type="float" office:value="81" calcext:value-type="float">
            <text:p>81</text:p>
          </table:table-cell>
          <table:table-cell office:value-type="string" calcext:value-type="string">
            <text:p>8'h7d</text:p>
          </table:table-cell>
          <table:table-cell office:value-type="string" calcext:value-type="string">
            <text:p><text:s/>8'h20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82];&quot;] = {&quot;;[.B82];&quot;, &quot;;[.C82];&quot;}; &quot; )" office:value-type="string" office:string-value="assign rom[81] = {8'h7d,  8'h20}; " calcext:value-type="string">
            <text:p>assign rom[81] = {8'h7d, <text:s/>8'h20}; </text:p>
          </table:table-cell>
        </table:table-row>
        <table:table-row table:style-name="ro2">
          <table:table-cell table:formula="of:=[.A82]+1" office:value-type="float" office:value="82" calcext:value-type="float">
            <text:p>82</text:p>
          </table:table-cell>
          <table:table-cell office:value-type="string" calcext:value-type="string">
            <text:p>8'h7d</text:p>
          </table:table-cell>
          <table:table-cell office:value-type="string" calcext:value-type="string">
            <text:p><text:s/>8'h10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83];&quot;] = {&quot;;[.B83];&quot;, &quot;;[.C83];&quot;}; &quot; )" office:value-type="string" office:string-value="assign rom[82] = {8'h7d,  8'h10}; " calcext:value-type="string">
            <text:p>assign rom[82] = {8'h7d, <text:s/>8'h10}; </text:p>
          </table:table-cell>
        </table:table-row>
        <table:table-row table:style-name="ro2">
          <table:table-cell table:formula="of:=[.A83]+1" office:value-type="float" office:value="83" calcext:value-type="float">
            <text:p>83</text:p>
          </table:table-cell>
          <table:table-cell office:value-type="string" calcext:value-type="string">
            <text:p>8'h7d</text:p>
          </table:table-cell>
          <table:table-cell office:value-type="string" calcext:value-type="string">
            <text:p><text:s/>8'he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84];&quot;] = {&quot;;[.B84];&quot;, &quot;;[.C84];&quot;}; &quot; )" office:value-type="string" office:string-value="assign rom[83] = {8'h7d,  8'he}; " calcext:value-type="string">
            <text:p>assign rom[83] = {8'h7d, <text:s/>8'he}; </text:p>
          </table:table-cell>
        </table:table-row>
        <table:table-row table:style-name="ro2">
          <table:table-cell table:formula="of:=[.A84]+1" office:value-type="float" office:value="84" calcext:value-type="float">
            <text:p>84</text:p>
          </table:table-cell>
          <table:table-cell office:value-type="string" calcext:value-type="string">
            <text:p>8'h90</text:p>
          </table:table-cell>
          <table:table-cell office:value-type="string" calcext:value-type="string">
            <text:p><text:s/>8'h0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85];&quot;] = {&quot;;[.B85];&quot;, &quot;;[.C85];&quot;}; &quot; )" office:value-type="string" office:string-value="assign rom[84] = {8'h90,  8'h0}; " calcext:value-type="string">
            <text:p>assign rom[84] = {8'h90, <text:s/>8'h0}; </text:p>
          </table:table-cell>
        </table:table-row>
        <table:table-row table:style-name="ro2">
          <table:table-cell table:formula="of:=[.A85]+1" office:value-type="float" office:value="85" calcext:value-type="float">
            <text:p>85</text:p>
          </table:table-cell>
          <table:table-cell office:value-type="string" calcext:value-type="string">
            <text:p>8'h91</text:p>
          </table:table-cell>
          <table:table-cell office:value-type="string" calcext:value-type="string">
            <text:p><text:s/>8'he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86];&quot;] = {&quot;;[.B86];&quot;, &quot;;[.C86];&quot;}; &quot; )" office:value-type="string" office:string-value="assign rom[85] = {8'h91,  8'he}; " calcext:value-type="string">
            <text:p>assign rom[85] = {8'h91, <text:s/>8'he}; </text:p>
          </table:table-cell>
        </table:table-row>
        <table:table-row table:style-name="ro2">
          <table:table-cell table:formula="of:=[.A86]+1" office:value-type="float" office:value="86" calcext:value-type="float">
            <text:p>86</text:p>
          </table:table-cell>
          <table:table-cell office:value-type="string" calcext:value-type="string">
            <text:p>8'h91</text:p>
          </table:table-cell>
          <table:table-cell office:value-type="string" calcext:value-type="string">
            <text:p><text:s/>8'h1a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87];&quot;] = {&quot;;[.B87];&quot;, &quot;;[.C87];&quot;}; &quot; )" office:value-type="string" office:string-value="assign rom[86] = {8'h91,  8'h1a}; " calcext:value-type="string">
            <text:p>assign rom[86] = {8'h91, <text:s/>8'h1a}; </text:p>
          </table:table-cell>
        </table:table-row>
        <table:table-row table:style-name="ro2">
          <table:table-cell table:formula="of:=[.A87]+1" office:value-type="float" office:value="87" calcext:value-type="float">
            <text:p>87</text:p>
          </table:table-cell>
          <table:table-cell office:value-type="string" calcext:value-type="string">
            <text:p>8'h91</text:p>
          </table:table-cell>
          <table:table-cell office:value-type="string" calcext:value-type="string">
            <text:p><text:s/>8'h31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88];&quot;] = {&quot;;[.B88];&quot;, &quot;;[.C88];&quot;}; &quot; )" office:value-type="string" office:string-value="assign rom[87] = {8'h91,  8'h31}; " calcext:value-type="string">
            <text:p>assign rom[87] = {8'h91, <text:s/>8'h31}; </text:p>
          </table:table-cell>
        </table:table-row>
        <table:table-row table:style-name="ro2">
          <table:table-cell table:formula="of:=[.A88]+1" office:value-type="float" office:value="88" calcext:value-type="float">
            <text:p>88</text:p>
          </table:table-cell>
          <table:table-cell office:value-type="string" calcext:value-type="string">
            <text:p>8'h91</text:p>
          </table:table-cell>
          <table:table-cell office:value-type="string" calcext:value-type="string">
            <text:p><text:s/>8'h5a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89];&quot;] = {&quot;;[.B89];&quot;, &quot;;[.C89];&quot;}; &quot; )" office:value-type="string" office:string-value="assign rom[88] = {8'h91,  8'h5a}; " calcext:value-type="string">
            <text:p>assign rom[88] = {8'h91, <text:s/>8'h5a}; </text:p>
          </table:table-cell>
        </table:table-row>
        <table:table-row table:style-name="ro2">
          <table:table-cell table:formula="of:=[.A89]+1" office:value-type="float" office:value="89" calcext:value-type="float">
            <text:p>89</text:p>
          </table:table-cell>
          <table:table-cell office:value-type="string" calcext:value-type="string">
            <text:p>8'h91</text:p>
          </table:table-cell>
          <table:table-cell office:value-type="string" calcext:value-type="string">
            <text:p><text:s/>8'h69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90];&quot;] = {&quot;;[.B90];&quot;, &quot;;[.C90];&quot;}; &quot; )" office:value-type="string" office:string-value="assign rom[89] = {8'h91,  8'h69}; " calcext:value-type="string">
            <text:p>assign rom[89] = {8'h91, <text:s/>8'h69}; </text:p>
          </table:table-cell>
        </table:table-row>
        <table:table-row table:style-name="ro2">
          <table:table-cell table:formula="of:=[.A90]+1" office:value-type="float" office:value="90" calcext:value-type="float">
            <text:p>90</text:p>
          </table:table-cell>
          <table:table-cell office:value-type="string" calcext:value-type="string">
            <text:p>8'h91</text:p>
          </table:table-cell>
          <table:table-cell office:value-type="string" calcext:value-type="string">
            <text:p><text:s/>8'h75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91];&quot;] = {&quot;;[.B91];&quot;, &quot;;[.C91];&quot;}; &quot; )" office:value-type="string" office:string-value="assign rom[90] = {8'h91,  8'h75}; " calcext:value-type="string">
            <text:p>assign rom[90] = {8'h91, <text:s/>8'h75}; </text:p>
          </table:table-cell>
        </table:table-row>
        <table:table-row table:style-name="ro2">
          <table:table-cell table:formula="of:=[.A91]+1" office:value-type="float" office:value="91" calcext:value-type="float">
            <text:p>91</text:p>
          </table:table-cell>
          <table:table-cell office:value-type="string" calcext:value-type="string">
            <text:p>8'h91</text:p>
          </table:table-cell>
          <table:table-cell office:value-type="string" calcext:value-type="string">
            <text:p><text:s/>8'h7e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92];&quot;] = {&quot;;[.B92];&quot;, &quot;;[.C92];&quot;}; &quot; )" office:value-type="string" office:string-value="assign rom[91] = {8'h91,  8'h7e}; " calcext:value-type="string">
            <text:p>assign rom[91] = {8'h91, <text:s/>8'h7e}; </text:p>
          </table:table-cell>
        </table:table-row>
        <table:table-row table:style-name="ro2">
          <table:table-cell table:formula="of:=[.A92]+1" office:value-type="float" office:value="92" calcext:value-type="float">
            <text:p>92</text:p>
          </table:table-cell>
          <table:table-cell office:value-type="string" calcext:value-type="string">
            <text:p>8'h91</text:p>
          </table:table-cell>
          <table:table-cell office:value-type="string" calcext:value-type="string">
            <text:p><text:s/>8'h88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93];&quot;] = {&quot;;[.B93];&quot;, &quot;;[.C93];&quot;}; &quot; )" office:value-type="string" office:string-value="assign rom[92] = {8'h91,  8'h88}; " calcext:value-type="string">
            <text:p>assign rom[92] = {8'h91, <text:s/>8'h88}; </text:p>
          </table:table-cell>
        </table:table-row>
        <table:table-row table:style-name="ro2">
          <table:table-cell table:formula="of:=[.A93]+1" office:value-type="float" office:value="93" calcext:value-type="float">
            <text:p>93</text:p>
          </table:table-cell>
          <table:table-cell office:value-type="string" calcext:value-type="string">
            <text:p>8'h91</text:p>
          </table:table-cell>
          <table:table-cell office:value-type="string" calcext:value-type="string">
            <text:p><text:s/>8'h8f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94];&quot;] = {&quot;;[.B94];&quot;, &quot;;[.C94];&quot;}; &quot; )" office:value-type="string" office:string-value="assign rom[93] = {8'h91,  8'h8f}; " calcext:value-type="string">
            <text:p>assign rom[93] = {8'h91, <text:s/>8'h8f}; </text:p>
          </table:table-cell>
        </table:table-row>
        <table:table-row table:style-name="ro2">
          <table:table-cell table:formula="of:=[.A94]+1" office:value-type="float" office:value="94" calcext:value-type="float">
            <text:p>94</text:p>
          </table:table-cell>
          <table:table-cell office:value-type="string" calcext:value-type="string">
            <text:p>8'h91</text:p>
          </table:table-cell>
          <table:table-cell office:value-type="string" calcext:value-type="string">
            <text:p><text:s/>8'h96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95];&quot;] = {&quot;;[.B95];&quot;, &quot;;[.C95];&quot;}; &quot; )" office:value-type="string" office:string-value="assign rom[94] = {8'h91,  8'h96}; " calcext:value-type="string">
            <text:p>assign rom[94] = {8'h91, <text:s/>8'h96}; </text:p>
          </table:table-cell>
        </table:table-row>
        <table:table-row table:style-name="ro2">
          <table:table-cell table:formula="of:=[.A95]+1" office:value-type="float" office:value="95" calcext:value-type="float">
            <text:p>95</text:p>
          </table:table-cell>
          <table:table-cell office:value-type="string" calcext:value-type="string">
            <text:p>8'h91</text:p>
          </table:table-cell>
          <table:table-cell office:value-type="string" calcext:value-type="string">
            <text:p><text:s/>8'ha3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96];&quot;] = {&quot;;[.B96];&quot;, &quot;;[.C96];&quot;}; &quot; )" office:value-type="string" office:string-value="assign rom[95] = {8'h91,  8'ha3}; " calcext:value-type="string">
            <text:p>assign rom[95] = {8'h91, <text:s/>8'ha3}; </text:p>
          </table:table-cell>
        </table:table-row>
        <table:table-row table:style-name="ro1">
          <table:table-cell table:formula="of:=[.A96]+1" office:value-type="float" office:value="96" calcext:value-type="float">
            <text:p>96</text:p>
          </table:table-cell>
          <table:table-cell office:value-type="string" calcext:value-type="string">
            <text:p>8'h91</text:p>
          </table:table-cell>
          <table:table-cell office:value-type="string" calcext:value-type="string">
            <text:p><text:s/>8'haf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97];&quot;] = {&quot;;[.B97];&quot;, &quot;;[.C97];&quot;}; &quot; )" office:value-type="string" office:string-value="assign rom[96] = {8'h91,  8'haf}; " calcext:value-type="string">
            <text:p>assign rom[96] = {8'h91, <text:s/>8'haf}; </text:p>
          </table:table-cell>
        </table:table-row>
        <table:table-row table:style-name="ro2">
          <table:table-cell table:formula="of:=[.A97]+1" office:value-type="float" office:value="97" calcext:value-type="float">
            <text:p>97</text:p>
          </table:table-cell>
          <table:table-cell office:value-type="string" calcext:value-type="string">
            <text:p>8'h91</text:p>
          </table:table-cell>
          <table:table-cell office:value-type="string" calcext:value-type="string">
            <text:p><text:s/>8'hc4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98];&quot;] = {&quot;;[.B98];&quot;, &quot;;[.C98];&quot;}; &quot; )" office:value-type="string" office:string-value="assign rom[97] = {8'h91,  8'hc4}; " calcext:value-type="string">
            <text:p>assign rom[97] = {8'h91, <text:s/>8'hc4}; </text:p>
          </table:table-cell>
        </table:table-row>
        <table:table-row table:style-name="ro2">
          <table:table-cell table:formula="of:=[.A98]+1" office:value-type="float" office:value="98" calcext:value-type="float">
            <text:p>98</text:p>
          </table:table-cell>
          <table:table-cell office:value-type="string" calcext:value-type="string">
            <text:p>8'h91</text:p>
          </table:table-cell>
          <table:table-cell office:value-type="string" calcext:value-type="string">
            <text:p><text:s/>8'hd7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99];&quot;] = {&quot;;[.B99];&quot;, &quot;;[.C99];&quot;}; &quot; )" office:value-type="string" office:string-value="assign rom[98] = {8'h91,  8'hd7}; " calcext:value-type="string">
            <text:p>assign rom[98] = {8'h91, <text:s/>8'hd7}; </text:p>
          </table:table-cell>
        </table:table-row>
        <table:table-row table:style-name="ro2">
          <table:table-cell table:formula="of:=[.A99]+1" office:value-type="float" office:value="99" calcext:value-type="float">
            <text:p>99</text:p>
          </table:table-cell>
          <table:table-cell office:value-type="string" calcext:value-type="string">
            <text:p>8'h91</text:p>
          </table:table-cell>
          <table:table-cell office:value-type="string" calcext:value-type="string">
            <text:p><text:s/>8'he8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100];&quot;] = {&quot;;[.B100];&quot;, &quot;;[.C100];&quot;}; &quot; )" office:value-type="string" office:string-value="assign rom[99] = {8'h91,  8'he8}; " calcext:value-type="string">
            <text:p>assign rom[99] = {8'h91, <text:s/>8'he8}; </text:p>
          </table:table-cell>
        </table:table-row>
        <table:table-row table:style-name="ro2">
          <table:table-cell table:formula="of:=[.A100]+1" office:value-type="float" office:value="100" calcext:value-type="float">
            <text:p>100</text:p>
          </table:table-cell>
          <table:table-cell office:value-type="string" calcext:value-type="string">
            <text:p>8'h91</text:p>
          </table:table-cell>
          <table:table-cell office:value-type="string" calcext:value-type="string">
            <text:p><text:s/>8'h20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101];&quot;] = {&quot;;[.B101];&quot;, &quot;;[.C101];&quot;}; &quot; )" office:value-type="string" office:string-value="assign rom[100] = {8'h91,  8'h20}; " calcext:value-type="string">
            <text:p>assign rom[100] = {8'h91, <text:s/>8'h20}; </text:p>
          </table:table-cell>
        </table:table-row>
        <table:table-row table:style-name="ro2">
          <table:table-cell table:formula="of:=[.A101]+1" office:value-type="float" office:value="101" calcext:value-type="float">
            <text:p>101</text:p>
          </table:table-cell>
          <table:table-cell office:value-type="string" calcext:value-type="string">
            <text:p>8'h92</text:p>
          </table:table-cell>
          <table:table-cell office:value-type="string" calcext:value-type="string">
            <text:p><text:s/>8'h0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102];&quot;] = {&quot;;[.B102];&quot;, &quot;;[.C102];&quot;}; &quot; )" office:value-type="string" office:string-value="assign rom[101] = {8'h92,  8'h0}; " calcext:value-type="string">
            <text:p>assign rom[101] = {8'h92, <text:s/>8'h0}; </text:p>
          </table:table-cell>
        </table:table-row>
        <table:table-row table:style-name="ro2">
          <table:table-cell table:formula="of:=[.A102]+1" office:value-type="float" office:value="102" calcext:value-type="float">
            <text:p>102</text:p>
          </table:table-cell>
          <table:table-cell office:value-type="string" calcext:value-type="string">
            <text:p>8'h93</text:p>
          </table:table-cell>
          <table:table-cell office:value-type="string" calcext:value-type="string">
            <text:p><text:s/>8'h6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103];&quot;] = {&quot;;[.B103];&quot;, &quot;;[.C103];&quot;}; &quot; )" office:value-type="string" office:string-value="assign rom[102] = {8'h93,  8'h6}; " calcext:value-type="string">
            <text:p>assign rom[102] = {8'h93, <text:s/>8'h6}; </text:p>
          </table:table-cell>
        </table:table-row>
        <table:table-row table:style-name="ro2">
          <table:table-cell table:formula="of:=[.A103]+1" office:value-type="float" office:value="103" calcext:value-type="float">
            <text:p>103</text:p>
          </table:table-cell>
          <table:table-cell office:value-type="string" calcext:value-type="string">
            <text:p>8'h93</text:p>
          </table:table-cell>
          <table:table-cell office:value-type="string" calcext:value-type="string">
            <text:p><text:s/>8'he3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104];&quot;] = {&quot;;[.B104];&quot;, &quot;;[.C104];&quot;}; &quot; )" office:value-type="string" office:string-value="assign rom[103] = {8'h93,  8'he3}; " calcext:value-type="string">
            <text:p>assign rom[103] = {8'h93, <text:s/>8'he3}; </text:p>
          </table:table-cell>
        </table:table-row>
        <table:table-row table:style-name="ro2">
          <table:table-cell table:formula="of:=[.A104]+1" office:value-type="float" office:value="104" calcext:value-type="float">
            <text:p>104</text:p>
          </table:table-cell>
          <table:table-cell office:value-type="string" calcext:value-type="string">
            <text:p>8'h93</text:p>
          </table:table-cell>
          <table:table-cell office:value-type="string" calcext:value-type="string">
            <text:p><text:s/>8'h3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105];&quot;] = {&quot;;[.B105];&quot;, &quot;;[.C105];&quot;}; &quot; )" office:value-type="string" office:string-value="assign rom[104] = {8'h93,  8'h3}; " calcext:value-type="string">
            <text:p>assign rom[104] = {8'h93, <text:s/>8'h3}; </text:p>
          </table:table-cell>
        </table:table-row>
        <table:table-row table:style-name="ro2">
          <table:table-cell table:formula="of:=[.A105]+1" office:value-type="float" office:value="105" calcext:value-type="float">
            <text:p>105</text:p>
          </table:table-cell>
          <table:table-cell office:value-type="string" calcext:value-type="string">
            <text:p>8'h93</text:p>
          </table:table-cell>
          <table:table-cell office:value-type="string" calcext:value-type="string">
            <text:p><text:s/>8'h3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106];&quot;] = {&quot;;[.B106];&quot;, &quot;;[.C106];&quot;}; &quot; )" office:value-type="string" office:string-value="assign rom[105] = {8'h93,  8'h3}; " calcext:value-type="string">
            <text:p>assign rom[105] = {8'h93, <text:s/>8'h3}; </text:p>
          </table:table-cell>
        </table:table-row>
        <table:table-row table:style-name="ro2">
          <table:table-cell table:formula="of:=[.A106]+1" office:value-type="float" office:value="106" calcext:value-type="float">
            <text:p>106</text:p>
          </table:table-cell>
          <table:table-cell office:value-type="string" calcext:value-type="string">
            <text:p>8'h93</text:p>
          </table:table-cell>
          <table:table-cell office:value-type="string" calcext:value-type="string">
            <text:p><text:s/>8'h0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107];&quot;] = {&quot;;[.B107];&quot;, &quot;;[.C107];&quot;}; &quot; )" office:value-type="string" office:string-value="assign rom[106] = {8'h93,  8'h0}; " calcext:value-type="string">
            <text:p>assign rom[106] = {8'h93, <text:s/>8'h0}; </text:p>
          </table:table-cell>
        </table:table-row>
        <table:table-row table:style-name="ro2">
          <table:table-cell table:formula="of:=[.A107]+1" office:value-type="float" office:value="107" calcext:value-type="float">
            <text:p>107</text:p>
          </table:table-cell>
          <table:table-cell office:value-type="string" calcext:value-type="string">
            <text:p>8'h93</text:p>
          </table:table-cell>
          <table:table-cell office:value-type="string" calcext:value-type="string">
            <text:p><text:s/>8'h2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108];&quot;] = {&quot;;[.B108];&quot;, &quot;;[.C108];&quot;}; &quot; )" office:value-type="string" office:string-value="assign rom[107] = {8'h93,  8'h2}; " calcext:value-type="string">
            <text:p>assign rom[107] = {8'h93, <text:s/>8'h2}; </text:p>
          </table:table-cell>
        </table:table-row>
        <table:table-row table:style-name="ro2">
          <table:table-cell table:formula="of:=[.A108]+1" office:value-type="float" office:value="108" calcext:value-type="float">
            <text:p>108</text:p>
          </table:table-cell>
          <table:table-cell office:value-type="string" calcext:value-type="string">
            <text:p>8'h93</text:p>
          </table:table-cell>
          <table:table-cell office:value-type="string" calcext:value-type="string">
            <text:p><text:s/>8'h0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109];&quot;] = {&quot;;[.B109];&quot;, &quot;;[.C109];&quot;}; &quot; )" office:value-type="string" office:string-value="assign rom[108] = {8'h93,  8'h0}; " calcext:value-type="string">
            <text:p>assign rom[108] = {8'h93, <text:s/>8'h0}; </text:p>
          </table:table-cell>
        </table:table-row>
        <table:table-row table:style-name="ro2">
          <table:table-cell table:formula="of:=[.A109]+1" office:value-type="float" office:value="109" calcext:value-type="float">
            <text:p>109</text:p>
          </table:table-cell>
          <table:table-cell office:value-type="string" calcext:value-type="string">
            <text:p>8'h93</text:p>
          </table:table-cell>
          <table:table-cell office:value-type="string" calcext:value-type="string">
            <text:p><text:s/>8'h0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110];&quot;] = {&quot;;[.B110];&quot;, &quot;;[.C110];&quot;}; &quot; )" office:value-type="string" office:string-value="assign rom[109] = {8'h93,  8'h0}; " calcext:value-type="string">
            <text:p>assign rom[109] = {8'h93, <text:s/>8'h0}; </text:p>
          </table:table-cell>
        </table:table-row>
        <table:table-row table:style-name="ro2">
          <table:table-cell table:formula="of:=[.A110]+1" office:value-type="float" office:value="110" calcext:value-type="float">
            <text:p>110</text:p>
          </table:table-cell>
          <table:table-cell office:value-type="string" calcext:value-type="string">
            <text:p>8'h93</text:p>
          </table:table-cell>
          <table:table-cell office:value-type="string" calcext:value-type="string">
            <text:p><text:s/>8'h0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111];&quot;] = {&quot;;[.B111];&quot;, &quot;;[.C111];&quot;}; &quot; )" office:value-type="string" office:string-value="assign rom[110] = {8'h93,  8'h0}; " calcext:value-type="string">
            <text:p>assign rom[110] = {8'h93, <text:s/>8'h0}; </text:p>
          </table:table-cell>
        </table:table-row>
        <table:table-row table:style-name="ro2">
          <table:table-cell table:formula="of:=[.A111]+1" office:value-type="float" office:value="111" calcext:value-type="float">
            <text:p>111</text:p>
          </table:table-cell>
          <table:table-cell office:value-type="string" calcext:value-type="string">
            <text:p>8'h93</text:p>
          </table:table-cell>
          <table:table-cell office:value-type="string" calcext:value-type="string">
            <text:p><text:s/>8'h0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112];&quot;] = {&quot;;[.B112];&quot;, &quot;;[.C112];&quot;}; &quot; )" office:value-type="string" office:string-value="assign rom[111] = {8'h93,  8'h0}; " calcext:value-type="string">
            <text:p>assign rom[111] = {8'h93, <text:s/>8'h0}; </text:p>
          </table:table-cell>
        </table:table-row>
        <table:table-row table:style-name="ro2">
          <table:table-cell table:formula="of:=[.A112]+1" office:value-type="float" office:value="112" calcext:value-type="float">
            <text:p>112</text:p>
          </table:table-cell>
          <table:table-cell office:value-type="string" calcext:value-type="string">
            <text:p>8'h93</text:p>
          </table:table-cell>
          <table:table-cell office:value-type="string" calcext:value-type="string">
            <text:p><text:s/>8'h0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113];&quot;] = {&quot;;[.B113];&quot;, &quot;;[.C113];&quot;}; &quot; )" office:value-type="string" office:string-value="assign rom[112] = {8'h93,  8'h0}; " calcext:value-type="string">
            <text:p>assign rom[112] = {8'h93, <text:s/>8'h0}; </text:p>
          </table:table-cell>
        </table:table-row>
        <table:table-row table:style-name="ro2">
          <table:table-cell table:formula="of:=[.A113]+1" office:value-type="float" office:value="113" calcext:value-type="float">
            <text:p>113</text:p>
          </table:table-cell>
          <table:table-cell office:value-type="string" calcext:value-type="string">
            <text:p>8'h93</text:p>
          </table:table-cell>
          <table:table-cell office:value-type="string" calcext:value-type="string">
            <text:p><text:s/>8'h0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114];&quot;] = {&quot;;[.B114];&quot;, &quot;;[.C114];&quot;}; &quot; )" office:value-type="string" office:string-value="assign rom[113] = {8'h93,  8'h0}; " calcext:value-type="string">
            <text:p>assign rom[113] = {8'h93, <text:s/>8'h0}; </text:p>
          </table:table-cell>
        </table:table-row>
        <table:table-row table:style-name="ro2">
          <table:table-cell table:formula="of:=[.A114]+1" office:value-type="float" office:value="114" calcext:value-type="float">
            <text:p>114</text:p>
          </table:table-cell>
          <table:table-cell office:value-type="string" calcext:value-type="string">
            <text:p>8'h93</text:p>
          </table:table-cell>
          <table:table-cell office:value-type="string" calcext:value-type="string">
            <text:p><text:s/>8'h0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115];&quot;] = {&quot;;[.B115];&quot;, &quot;;[.C115];&quot;}; &quot; )" office:value-type="string" office:string-value="assign rom[114] = {8'h93,  8'h0}; " calcext:value-type="string">
            <text:p>assign rom[114] = {8'h93, <text:s/>8'h0}; </text:p>
          </table:table-cell>
        </table:table-row>
        <table:table-row table:style-name="ro2">
          <table:table-cell table:formula="of:=[.A115]+1" office:value-type="float" office:value="115" calcext:value-type="float">
            <text:p>115</text:p>
          </table:table-cell>
          <table:table-cell office:value-type="string" calcext:value-type="string">
            <text:p>8'h96</text:p>
          </table:table-cell>
          <table:table-cell office:value-type="string" calcext:value-type="string">
            <text:p><text:s/>8'h0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116];&quot;] = {&quot;;[.B116];&quot;, &quot;;[.C116];&quot;}; &quot; )" office:value-type="string" office:string-value="assign rom[115] = {8'h96,  8'h0}; " calcext:value-type="string">
            <text:p>assign rom[115] = {8'h96, <text:s/>8'h0}; </text:p>
          </table:table-cell>
        </table:table-row>
        <table:table-row table:style-name="ro2">
          <table:table-cell table:formula="of:=[.A116]+1" office:value-type="float" office:value="116" calcext:value-type="float">
            <text:p>116</text:p>
          </table:table-cell>
          <table:table-cell office:value-type="string" calcext:value-type="string">
            <text:p>8'h97</text:p>
          </table:table-cell>
          <table:table-cell office:value-type="string" calcext:value-type="string">
            <text:p><text:s/>8'h8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117];&quot;] = {&quot;;[.B117];&quot;, &quot;;[.C117];&quot;}; &quot; )" office:value-type="string" office:string-value="assign rom[116] = {8'h97,  8'h8}; " calcext:value-type="string">
            <text:p>assign rom[116] = {8'h97, <text:s/>8'h8}; </text:p>
          </table:table-cell>
        </table:table-row>
        <table:table-row table:style-name="ro2">
          <table:table-cell table:formula="of:=[.A117]+1" office:value-type="float" office:value="117" calcext:value-type="float">
            <text:p>117</text:p>
          </table:table-cell>
          <table:table-cell office:value-type="string" calcext:value-type="string">
            <text:p>8'h97</text:p>
          </table:table-cell>
          <table:table-cell office:value-type="string" calcext:value-type="string">
            <text:p><text:s/>8'h19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118];&quot;] = {&quot;;[.B118];&quot;, &quot;;[.C118];&quot;}; &quot; )" office:value-type="string" office:string-value="assign rom[117] = {8'h97,  8'h19}; " calcext:value-type="string">
            <text:p>assign rom[117] = {8'h97, <text:s/>8'h19}; </text:p>
          </table:table-cell>
        </table:table-row>
        <table:table-row table:style-name="ro2">
          <table:table-cell table:formula="of:=[.A118]+1" office:value-type="float" office:value="118" calcext:value-type="float">
            <text:p>118</text:p>
          </table:table-cell>
          <table:table-cell office:value-type="string" calcext:value-type="string">
            <text:p>8'h97</text:p>
          </table:table-cell>
          <table:table-cell office:value-type="string" calcext:value-type="string">
            <text:p><text:s/>8'h2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119];&quot;] = {&quot;;[.B119];&quot;, &quot;;[.C119];&quot;}; &quot; )" office:value-type="string" office:string-value="assign rom[118] = {8'h97,  8'h2}; " calcext:value-type="string">
            <text:p>assign rom[118] = {8'h97, <text:s/>8'h2}; </text:p>
          </table:table-cell>
        </table:table-row>
        <table:table-row table:style-name="ro1">
          <table:table-cell table:formula="of:=[.A119]+1" office:value-type="float" office:value="119" calcext:value-type="float">
            <text:p>119</text:p>
          </table:table-cell>
          <table:table-cell office:value-type="string" calcext:value-type="string">
            <text:p>8'h97</text:p>
          </table:table-cell>
          <table:table-cell office:value-type="string" calcext:value-type="string">
            <text:p><text:s/>8'hc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120];&quot;] = {&quot;;[.B120];&quot;, &quot;;[.C120];&quot;}; &quot; )" office:value-type="string" office:string-value="assign rom[119] = {8'h97,  8'hc}; " calcext:value-type="string">
            <text:p>assign rom[119] = {8'h97, <text:s/>8'hc}; </text:p>
          </table:table-cell>
        </table:table-row>
        <table:table-row table:style-name="ro2">
          <table:table-cell table:formula="of:=[.A120]+1" office:value-type="float" office:value="120" calcext:value-type="float">
            <text:p>120</text:p>
          </table:table-cell>
          <table:table-cell office:value-type="string" calcext:value-type="string">
            <text:p>8'h97</text:p>
          </table:table-cell>
          <table:table-cell office:value-type="string" calcext:value-type="string">
            <text:p><text:s/>8'h24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121];&quot;] = {&quot;;[.B121];&quot;, &quot;;[.C121];&quot;}; &quot; )" office:value-type="string" office:string-value="assign rom[120] = {8'h97,  8'h24}; " calcext:value-type="string">
            <text:p>assign rom[120] = {8'h97, <text:s/>8'h24}; </text:p>
          </table:table-cell>
        </table:table-row>
        <table:table-row table:style-name="ro2">
          <table:table-cell table:formula="of:=[.A121]+1" office:value-type="float" office:value="121" calcext:value-type="float">
            <text:p>121</text:p>
          </table:table-cell>
          <table:table-cell office:value-type="string" calcext:value-type="string">
            <text:p>8'h97</text:p>
          </table:table-cell>
          <table:table-cell office:value-type="string" calcext:value-type="string">
            <text:p><text:s/>8'h30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122];&quot;] = {&quot;;[.B122];&quot;, &quot;;[.C122];&quot;}; &quot; )" office:value-type="string" office:string-value="assign rom[121] = {8'h97,  8'h30}; " calcext:value-type="string">
            <text:p>assign rom[121] = {8'h97, <text:s/>8'h30}; </text:p>
          </table:table-cell>
        </table:table-row>
        <table:table-row table:style-name="ro2">
          <table:table-cell table:formula="of:=[.A122]+1" office:value-type="float" office:value="122" calcext:value-type="float">
            <text:p>122</text:p>
          </table:table-cell>
          <table:table-cell office:value-type="string" calcext:value-type="string">
            <text:p>8'h97</text:p>
          </table:table-cell>
          <table:table-cell office:value-type="string" calcext:value-type="string">
            <text:p><text:s/>8'h28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123];&quot;] = {&quot;;[.B123];&quot;, &quot;;[.C123];&quot;}; &quot; )" office:value-type="string" office:string-value="assign rom[122] = {8'h97,  8'h28}; " calcext:value-type="string">
            <text:p>assign rom[122] = {8'h97, <text:s/>8'h28}; </text:p>
          </table:table-cell>
        </table:table-row>
        <table:table-row table:style-name="ro2">
          <table:table-cell table:formula="of:=[.A123]+1" office:value-type="float" office:value="123" calcext:value-type="float">
            <text:p>123</text:p>
          </table:table-cell>
          <table:table-cell office:value-type="string" calcext:value-type="string">
            <text:p>8'h97</text:p>
          </table:table-cell>
          <table:table-cell office:value-type="string" calcext:value-type="string">
            <text:p><text:s/>8'h26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124];&quot;] = {&quot;;[.B124];&quot;, &quot;;[.C124];&quot;}; &quot; )" office:value-type="string" office:string-value="assign rom[123] = {8'h97,  8'h26}; " calcext:value-type="string">
            <text:p>assign rom[123] = {8'h97, <text:s/>8'h26}; </text:p>
          </table:table-cell>
        </table:table-row>
        <table:table-row table:style-name="ro2">
          <table:table-cell table:formula="of:=[.A124]+1" office:value-type="float" office:value="124" calcext:value-type="float">
            <text:p>124</text:p>
          </table:table-cell>
          <table:table-cell office:value-type="string" calcext:value-type="string">
            <text:p>8'h97</text:p>
          </table:table-cell>
          <table:table-cell office:value-type="string" calcext:value-type="string">
            <text:p><text:s/>8'h2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125];&quot;] = {&quot;;[.B125];&quot;, &quot;;[.C125];&quot;}; &quot; )" office:value-type="string" office:string-value="assign rom[124] = {8'h97,  8'h2}; " calcext:value-type="string">
            <text:p>assign rom[124] = {8'h97, <text:s/>8'h2}; </text:p>
          </table:table-cell>
        </table:table-row>
        <table:table-row table:style-name="ro2">
          <table:table-cell table:formula="of:=[.A125]+1" office:value-type="float" office:value="125" calcext:value-type="float">
            <text:p>125</text:p>
          </table:table-cell>
          <table:table-cell office:value-type="string" calcext:value-type="string">
            <text:p>8'h97</text:p>
          </table:table-cell>
          <table:table-cell office:value-type="string" calcext:value-type="string">
            <text:p><text:s/>8'h98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126];&quot;] = {&quot;;[.B126];&quot;, &quot;;[.C126];&quot;}; &quot; )" office:value-type="string" office:string-value="assign rom[125] = {8'h97,  8'h98}; " calcext:value-type="string">
            <text:p>assign rom[125] = {8'h97, <text:s/>8'h98}; </text:p>
          </table:table-cell>
        </table:table-row>
        <table:table-row table:style-name="ro2">
          <table:table-cell table:formula="of:=[.A126]+1" office:value-type="float" office:value="126" calcext:value-type="float">
            <text:p>126</text:p>
          </table:table-cell>
          <table:table-cell office:value-type="string" calcext:value-type="string">
            <text:p>8'h97</text:p>
          </table:table-cell>
          <table:table-cell office:value-type="string" calcext:value-type="string">
            <text:p><text:s/>8'h80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127];&quot;] = {&quot;;[.B127];&quot;, &quot;;[.C127];&quot;}; &quot; )" office:value-type="string" office:string-value="assign rom[126] = {8'h97,  8'h80}; " calcext:value-type="string">
            <text:p>assign rom[126] = {8'h97, <text:s/>8'h80}; </text:p>
          </table:table-cell>
        </table:table-row>
        <table:table-row table:style-name="ro2">
          <table:table-cell table:formula="of:=[.A127]+1" office:value-type="float" office:value="127" calcext:value-type="float">
            <text:p>127</text:p>
          </table:table-cell>
          <table:table-cell office:value-type="string" calcext:value-type="string">
            <text:p>8'h97</text:p>
          </table:table-cell>
          <table:table-cell office:value-type="string" calcext:value-type="string">
            <text:p><text:s/>8'h0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128];&quot;] = {&quot;;[.B128];&quot;, &quot;;[.C128];&quot;}; &quot; )" office:value-type="string" office:string-value="assign rom[127] = {8'h97,  8'h0}; " calcext:value-type="string">
            <text:p>assign rom[127] = {8'h97, <text:s/>8'h0}; </text:p>
          </table:table-cell>
        </table:table-row>
        <table:table-row table:style-name="ro2">
          <table:table-cell table:formula="of:=[.A128]+1" office:value-type="float" office:value="128" calcext:value-type="float">
            <text:p>128</text:p>
          </table:table-cell>
          <table:table-cell office:value-type="string" calcext:value-type="string">
            <text:p>8'h97</text:p>
          </table:table-cell>
          <table:table-cell office:value-type="string" calcext:value-type="string">
            <text:p><text:s/>8'h0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129];&quot;] = {&quot;;[.B129];&quot;, &quot;;[.C129];&quot;}; &quot; )" office:value-type="string" office:string-value="assign rom[128] = {8'h97,  8'h0}; " calcext:value-type="string">
            <text:p>assign rom[128] = {8'h97, <text:s/>8'h0}; </text:p>
          </table:table-cell>
        </table:table-row>
        <table:table-row table:style-name="ro2">
          <table:table-cell table:formula="of:=[.A129]+1" office:value-type="float" office:value="129" calcext:value-type="float">
            <text:p>129</text:p>
          </table:table-cell>
          <table:table-cell office:value-type="string" calcext:value-type="string">
            <text:p>8'ha4</text:p>
          </table:table-cell>
          <table:table-cell office:value-type="string" calcext:value-type="string">
            <text:p><text:s/>8'h0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130];&quot;] = {&quot;;[.B130];&quot;, &quot;;[.C130];&quot;}; &quot; )" office:value-type="string" office:string-value="assign rom[129] = {8'ha4,  8'h0}; " calcext:value-type="string">
            <text:p>assign rom[129] = {8'ha4, <text:s/>8'h0}; </text:p>
          </table:table-cell>
        </table:table-row>
        <table:table-row table:style-name="ro2">
          <table:table-cell table:formula="of:=[.A130]+1" office:value-type="float" office:value="130" calcext:value-type="float">
            <text:p>130</text:p>
          </table:table-cell>
          <table:table-cell office:value-type="string" calcext:value-type="string">
            <text:p>8'ha8</text:p>
          </table:table-cell>
          <table:table-cell office:value-type="string" calcext:value-type="string">
            <text:p><text:s/>8'h0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131];&quot;] = {&quot;;[.B131];&quot;, &quot;;[.C131];&quot;}; &quot; )" office:value-type="string" office:string-value="assign rom[130] = {8'ha8,  8'h0}; " calcext:value-type="string">
            <text:p>assign rom[130] = {8'ha8, <text:s/>8'h0}; </text:p>
          </table:table-cell>
        </table:table-row>
        <table:table-row table:style-name="ro2">
          <table:table-cell table:formula="of:=[.A131]+1" office:value-type="float" office:value="131" calcext:value-type="float">
            <text:p>131</text:p>
          </table:table-cell>
          <table:table-cell office:value-type="string" calcext:value-type="string">
            <text:p>8'hc5</text:p>
          </table:table-cell>
          <table:table-cell office:value-type="string" calcext:value-type="string">
            <text:p><text:s/>8'h11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132];&quot;] = {&quot;;[.B132];&quot;, &quot;;[.C132];&quot;}; &quot; )" office:value-type="string" office:string-value="assign rom[131] = {8'hc5,  8'h11}; " calcext:value-type="string">
            <text:p>assign rom[131] = {8'hc5, <text:s/>8'h11}; </text:p>
          </table:table-cell>
        </table:table-row>
        <table:table-row table:style-name="ro2">
          <table:table-cell table:formula="of:=[.A132]+1" office:value-type="float" office:value="132" calcext:value-type="float">
            <text:p>132</text:p>
          </table:table-cell>
          <table:table-cell office:value-type="string" calcext:value-type="string">
            <text:p>8'hc6</text:p>
          </table:table-cell>
          <table:table-cell office:value-type="string" calcext:value-type="string">
            <text:p><text:s/>8'h51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133];&quot;] = {&quot;;[.B133];&quot;, &quot;;[.C133];&quot;}; &quot; )" office:value-type="string" office:string-value="assign rom[132] = {8'hc6,  8'h51}; " calcext:value-type="string">
            <text:p>assign rom[132] = {8'hc6, <text:s/>8'h51}; </text:p>
          </table:table-cell>
        </table:table-row>
        <table:table-row table:style-name="ro1">
          <table:table-cell table:formula="of:=[.A133]+1" office:value-type="float" office:value="133" calcext:value-type="float">
            <text:p>133</text:p>
          </table:table-cell>
          <table:table-cell office:value-type="string" calcext:value-type="string">
            <text:p>8'hbf</text:p>
          </table:table-cell>
          <table:table-cell office:value-type="string" calcext:value-type="string">
            <text:p><text:s/>8'h80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134];&quot;] = {&quot;;[.B134];&quot;, &quot;;[.C134];&quot;}; &quot; )" office:value-type="string" office:string-value="assign rom[133] = {8'hbf,  8'h80}; " calcext:value-type="string">
            <text:p>assign rom[133] = {8'hbf, <text:s/>8'h80}; </text:p>
          </table:table-cell>
        </table:table-row>
        <table:table-row table:style-name="ro2">
          <table:table-cell table:formula="of:=[.A134]+1" office:value-type="float" office:value="134" calcext:value-type="float">
            <text:p>134</text:p>
          </table:table-cell>
          <table:table-cell office:value-type="string" calcext:value-type="string">
            <text:p>8'hc7</text:p>
          </table:table-cell>
          <table:table-cell office:value-type="string" calcext:value-type="string">
            <text:p><text:s/>8'h10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135];&quot;] = {&quot;;[.B135];&quot;, &quot;;[.C135];&quot;}; &quot; )" office:value-type="string" office:string-value="assign rom[134] = {8'hc7,  8'h10}; " calcext:value-type="string">
            <text:p>assign rom[134] = {8'hc7, <text:s/>8'h10}; </text:p>
          </table:table-cell>
        </table:table-row>
        <table:table-row table:style-name="ro2">
          <table:table-cell table:formula="of:=[.A135]+1" office:value-type="float" office:value="135" calcext:value-type="float">
            <text:p>135</text:p>
          </table:table-cell>
          <table:table-cell office:value-type="string" calcext:value-type="string">
            <text:p>8'hb6</text:p>
          </table:table-cell>
          <table:table-cell office:value-type="string" calcext:value-type="string">
            <text:p><text:s/>8'h66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136];&quot;] = {&quot;;[.B136];&quot;, &quot;;[.C136];&quot;}; &quot; )" office:value-type="string" office:string-value="assign rom[135] = {8'hb6,  8'h66}; " calcext:value-type="string">
            <text:p>assign rom[135] = {8'hb6, <text:s/>8'h66}; </text:p>
          </table:table-cell>
        </table:table-row>
        <table:table-row table:style-name="ro2">
          <table:table-cell table:formula="of:=[.A136]+1" office:value-type="float" office:value="136" calcext:value-type="float">
            <text:p>136</text:p>
          </table:table-cell>
          <table:table-cell office:value-type="string" calcext:value-type="string">
            <text:p>8'hb8</text:p>
          </table:table-cell>
          <table:table-cell office:value-type="string" calcext:value-type="string">
            <text:p><text:s/>8'ha5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137];&quot;] = {&quot;;[.B137];&quot;, &quot;;[.C137];&quot;}; &quot; )" office:value-type="string" office:string-value="assign rom[136] = {8'hb8,  8'ha5}; " calcext:value-type="string">
            <text:p>assign rom[136] = {8'hb8, <text:s/>8'ha5}; </text:p>
          </table:table-cell>
        </table:table-row>
        <table:table-row table:style-name="ro2">
          <table:table-cell table:formula="of:=[.A137]+1" office:value-type="float" office:value="137" calcext:value-type="float">
            <text:p>137</text:p>
          </table:table-cell>
          <table:table-cell office:value-type="string" calcext:value-type="string">
            <text:p>8'hb7</text:p>
          </table:table-cell>
          <table:table-cell office:value-type="string" calcext:value-type="string">
            <text:p><text:s/>8'h64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138];&quot;] = {&quot;;[.B138];&quot;, &quot;;[.C138];&quot;}; &quot; )" office:value-type="string" office:string-value="assign rom[137] = {8'hb7,  8'h64}; " calcext:value-type="string">
            <text:p>assign rom[137] = {8'hb7, <text:s/>8'h64}; </text:p>
          </table:table-cell>
        </table:table-row>
        <table:table-row table:style-name="ro2">
          <table:table-cell table:formula="of:=[.A138]+1" office:value-type="float" office:value="138" calcext:value-type="float">
            <text:p>138</text:p>
          </table:table-cell>
          <table:table-cell office:value-type="string" calcext:value-type="string">
            <text:p>8'hb9</text:p>
          </table:table-cell>
          <table:table-cell office:value-type="string" calcext:value-type="string">
            <text:p><text:s/>8'h7c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139];&quot;] = {&quot;;[.B139];&quot;, &quot;;[.C139];&quot;}; &quot; )" office:value-type="string" office:string-value="assign rom[138] = {8'hb9,  8'h7c}; " calcext:value-type="string">
            <text:p>assign rom[138] = {8'hb9, <text:s/>8'h7c}; </text:p>
          </table:table-cell>
        </table:table-row>
        <table:table-row table:style-name="ro1">
          <table:table-cell table:formula="of:=[.A139]+1" office:value-type="float" office:value="139" calcext:value-type="float">
            <text:p>139</text:p>
          </table:table-cell>
          <table:table-cell office:value-type="string" calcext:value-type="string">
            <text:p>8'hb3</text:p>
          </table:table-cell>
          <table:table-cell office:value-type="string" calcext:value-type="string">
            <text:p><text:s/>8'haf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140];&quot;] = {&quot;;[.B140];&quot;, &quot;;[.C140];&quot;}; &quot; )" office:value-type="string" office:string-value="assign rom[139] = {8'hb3,  8'haf}; " calcext:value-type="string">
            <text:p>assign rom[139] = {8'hb3, <text:s/>8'haf}; </text:p>
          </table:table-cell>
        </table:table-row>
        <table:table-row table:style-name="ro2">
          <table:table-cell table:formula="of:=[.A140]+1" office:value-type="float" office:value="140" calcext:value-type="float">
            <text:p>140</text:p>
          </table:table-cell>
          <table:table-cell office:value-type="string" calcext:value-type="string">
            <text:p>8'hb4</text:p>
          </table:table-cell>
          <table:table-cell office:value-type="string" calcext:value-type="string">
            <text:p><text:s/>8'h97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141];&quot;] = {&quot;;[.B141];&quot;, &quot;;[.C141];&quot;}; &quot; )" office:value-type="string" office:string-value="assign rom[140] = {8'hb4,  8'h97}; " calcext:value-type="string">
            <text:p>assign rom[140] = {8'hb4, <text:s/>8'h97}; </text:p>
          </table:table-cell>
        </table:table-row>
        <table:table-row table:style-name="ro1">
          <table:table-cell table:formula="of:=[.A141]+1" office:value-type="float" office:value="141" calcext:value-type="float">
            <text:p>141</text:p>
          </table:table-cell>
          <table:table-cell office:value-type="string" calcext:value-type="string">
            <text:p>8'hb5</text:p>
          </table:table-cell>
          <table:table-cell office:value-type="string" calcext:value-type="string">
            <text:p><text:s/>8'hff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142];&quot;] = {&quot;;[.B142];&quot;, &quot;;[.C142];&quot;}; &quot; )" office:value-type="string" office:string-value="assign rom[141] = {8'hb5,  8'hff}; " calcext:value-type="string">
            <text:p>assign rom[141] = {8'hb5, <text:s/>8'hff}; </text:p>
          </table:table-cell>
        </table:table-row>
        <table:table-row table:style-name="ro2">
          <table:table-cell table:formula="of:=[.A142]+1" office:value-type="float" office:value="142" calcext:value-type="float">
            <text:p>142</text:p>
          </table:table-cell>
          <table:table-cell office:value-type="string" calcext:value-type="string">
            <text:p>8'hb0</text:p>
          </table:table-cell>
          <table:table-cell office:value-type="string" calcext:value-type="string">
            <text:p><text:s/>8'hc5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143];&quot;] = {&quot;;[.B143];&quot;, &quot;;[.C143];&quot;}; &quot; )" office:value-type="string" office:string-value="assign rom[142] = {8'hb0,  8'hc5}; " calcext:value-type="string">
            <text:p>assign rom[142] = {8'hb0, <text:s/>8'hc5}; </text:p>
          </table:table-cell>
        </table:table-row>
        <table:table-row table:style-name="ro2">
          <table:table-cell table:formula="of:=[.A143]+1" office:value-type="float" office:value="143" calcext:value-type="float">
            <text:p>143</text:p>
          </table:table-cell>
          <table:table-cell office:value-type="string" calcext:value-type="string">
            <text:p>8'hb1</text:p>
          </table:table-cell>
          <table:table-cell office:value-type="string" calcext:value-type="string">
            <text:p><text:s/>8'h94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144];&quot;] = {&quot;;[.B144];&quot;, &quot;;[.C144];&quot;}; &quot; )" office:value-type="string" office:string-value="assign rom[143] = {8'hb1,  8'h94}; " calcext:value-type="string">
            <text:p>assign rom[143] = {8'hb1, <text:s/>8'h94}; </text:p>
          </table:table-cell>
        </table:table-row>
        <table:table-row table:style-name="ro2">
          <table:table-cell table:formula="of:=[.A144]+1" office:value-type="float" office:value="144" calcext:value-type="float">
            <text:p>144</text:p>
          </table:table-cell>
          <table:table-cell office:value-type="string" calcext:value-type="string">
            <text:p>8'hb2</text:p>
          </table:table-cell>
          <table:table-cell office:value-type="string" calcext:value-type="string">
            <text:p><text:s/>8'hf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145];&quot;] = {&quot;;[.B145];&quot;, &quot;;[.C145];&quot;}; &quot; )" office:value-type="string" office:string-value="assign rom[144] = {8'hb2,  8'hf}; " calcext:value-type="string">
            <text:p>assign rom[144] = {8'hb2, <text:s/>8'hf}; </text:p>
          </table:table-cell>
        </table:table-row>
        <table:table-row table:style-name="ro2">
          <table:table-cell table:formula="of:=[.A145]+1" office:value-type="float" office:value="145" calcext:value-type="float">
            <text:p>145</text:p>
          </table:table-cell>
          <table:table-cell office:value-type="string" calcext:value-type="string">
            <text:p>8'hc4</text:p>
          </table:table-cell>
          <table:table-cell office:value-type="string" calcext:value-type="string">
            <text:p><text:s/>8'h5c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146];&quot;] = {&quot;;[.B146];&quot;, &quot;;[.C146];&quot;}; &quot; )" office:value-type="string" office:string-value="assign rom[145] = {8'hc4,  8'h5c}; " calcext:value-type="string">
            <text:p>assign rom[145] = {8'hc4, <text:s/>8'h5c}; </text:p>
          </table:table-cell>
        </table:table-row>
        <table:table-row table:style-name="ro2">
          <table:table-cell table:formula="of:=[.A146]+1" office:value-type="float" office:value="146" calcext:value-type="float">
            <text:p>146</text:p>
          </table:table-cell>
          <table:table-cell office:value-type="string" calcext:value-type="string">
            <text:p>8'ha6</text:p>
          </table:table-cell>
          <table:table-cell office:value-type="string" calcext:value-type="string">
            <text:p><text:s/>8'h0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147];&quot;] = {&quot;;[.B147];&quot;, &quot;;[.C147];&quot;}; &quot; )" office:value-type="string" office:string-value="assign rom[146] = {8'ha6,  8'h0}; " calcext:value-type="string">
            <text:p>assign rom[146] = {8'ha6, <text:s/>8'h0}; </text:p>
          </table:table-cell>
        </table:table-row>
        <table:table-row table:style-name="ro2">
          <table:table-cell table:formula="of:=[.A147]+1" office:value-type="float" office:value="147" calcext:value-type="float">
            <text:p>147</text:p>
          </table:table-cell>
          <table:table-cell office:value-type="string" calcext:value-type="string">
            <text:p>8'ha7</text:p>
          </table:table-cell>
          <table:table-cell office:value-type="string" calcext:value-type="string">
            <text:p><text:s/>8'h20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148];&quot;] = {&quot;;[.B148];&quot;, &quot;;[.C148];&quot;}; &quot; )" office:value-type="string" office:string-value="assign rom[147] = {8'ha7,  8'h20}; " calcext:value-type="string">
            <text:p>assign rom[147] = {8'ha7, <text:s/>8'h20}; </text:p>
          </table:table-cell>
        </table:table-row>
        <table:table-row table:style-name="ro2">
          <table:table-cell table:formula="of:=[.A148]+1" office:value-type="float" office:value="148" calcext:value-type="float">
            <text:p>148</text:p>
          </table:table-cell>
          <table:table-cell office:value-type="string" calcext:value-type="string">
            <text:p>8'ha7</text:p>
          </table:table-cell>
          <table:table-cell office:value-type="string" calcext:value-type="string">
            <text:p><text:s/>8'hd8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149];&quot;] = {&quot;;[.B149];&quot;, &quot;;[.C149];&quot;}; &quot; )" office:value-type="string" office:string-value="assign rom[148] = {8'ha7,  8'hd8}; " calcext:value-type="string">
            <text:p>assign rom[148] = {8'ha7, <text:s/>8'hd8}; </text:p>
          </table:table-cell>
        </table:table-row>
        <table:table-row table:style-name="ro2">
          <table:table-cell table:formula="of:=[.A149]+1" office:value-type="float" office:value="149" calcext:value-type="float">
            <text:p>149</text:p>
          </table:table-cell>
          <table:table-cell office:value-type="string" calcext:value-type="string">
            <text:p>8'ha7</text:p>
          </table:table-cell>
          <table:table-cell office:value-type="string" calcext:value-type="string">
            <text:p><text:s/>8'h1b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150];&quot;] = {&quot;;[.B150];&quot;, &quot;;[.C150];&quot;}; &quot; )" office:value-type="string" office:string-value="assign rom[149] = {8'ha7,  8'h1b}; " calcext:value-type="string">
            <text:p>assign rom[149] = {8'ha7, <text:s/>8'h1b}; </text:p>
          </table:table-cell>
        </table:table-row>
        <table:table-row table:style-name="ro2">
          <table:table-cell table:formula="of:=[.A150]+1" office:value-type="float" office:value="150" calcext:value-type="float">
            <text:p>150</text:p>
          </table:table-cell>
          <table:table-cell office:value-type="string" calcext:value-type="string">
            <text:p>8'ha7</text:p>
          </table:table-cell>
          <table:table-cell office:value-type="string" calcext:value-type="string">
            <text:p><text:s/>8'h31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151];&quot;] = {&quot;;[.B151];&quot;, &quot;;[.C151];&quot;}; &quot; )" office:value-type="string" office:string-value="assign rom[150] = {8'ha7,  8'h31}; " calcext:value-type="string">
            <text:p>assign rom[150] = {8'ha7, <text:s/>8'h31}; </text:p>
          </table:table-cell>
        </table:table-row>
        <table:table-row table:style-name="ro2">
          <table:table-cell table:formula="of:=[.A151]+1" office:value-type="float" office:value="151" calcext:value-type="float">
            <text:p>151</text:p>
          </table:table-cell>
          <table:table-cell office:value-type="string" calcext:value-type="string">
            <text:p>8'ha7</text:p>
          </table:table-cell>
          <table:table-cell office:value-type="string" calcext:value-type="string">
            <text:p><text:s/>8'h0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152];&quot;] = {&quot;;[.B152];&quot;, &quot;;[.C152];&quot;}; &quot; )" office:value-type="string" office:string-value="assign rom[151] = {8'ha7,  8'h0}; " calcext:value-type="string">
            <text:p>assign rom[151] = {8'ha7, <text:s/>8'h0}; </text:p>
          </table:table-cell>
        </table:table-row>
        <table:table-row table:style-name="ro2">
          <table:table-cell table:formula="of:=[.A152]+1" office:value-type="float" office:value="152" calcext:value-type="float">
            <text:p>152</text:p>
          </table:table-cell>
          <table:table-cell office:value-type="string" calcext:value-type="string">
            <text:p>8'ha7</text:p>
          </table:table-cell>
          <table:table-cell office:value-type="string" calcext:value-type="string">
            <text:p><text:s/>8'h18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153];&quot;] = {&quot;;[.B153];&quot;, &quot;;[.C153];&quot;}; &quot; )" office:value-type="string" office:string-value="assign rom[152] = {8'ha7,  8'h18}; " calcext:value-type="string">
            <text:p>assign rom[152] = {8'ha7, <text:s/>8'h18}; </text:p>
          </table:table-cell>
        </table:table-row>
        <table:table-row table:style-name="ro2">
          <table:table-cell table:formula="of:=[.A153]+1" office:value-type="float" office:value="153" calcext:value-type="float">
            <text:p>153</text:p>
          </table:table-cell>
          <table:table-cell office:value-type="string" calcext:value-type="string">
            <text:p>8'ha7</text:p>
          </table:table-cell>
          <table:table-cell office:value-type="string" calcext:value-type="string">
            <text:p><text:s/>8'h20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154];&quot;] = {&quot;;[.B154];&quot;, &quot;;[.C154];&quot;}; &quot; )" office:value-type="string" office:string-value="assign rom[153] = {8'ha7,  8'h20}; " calcext:value-type="string">
            <text:p>assign rom[153] = {8'ha7, <text:s/>8'h20}; </text:p>
          </table:table-cell>
        </table:table-row>
        <table:table-row table:style-name="ro2">
          <table:table-cell table:formula="of:=[.A154]+1" office:value-type="float" office:value="154" calcext:value-type="float">
            <text:p>154</text:p>
          </table:table-cell>
          <table:table-cell office:value-type="string" calcext:value-type="string">
            <text:p>8'ha7</text:p>
          </table:table-cell>
          <table:table-cell office:value-type="string" calcext:value-type="string">
            <text:p><text:s/>8'hd8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155];&quot;] = {&quot;;[.B155];&quot;, &quot;;[.C155];&quot;}; &quot; )" office:value-type="string" office:string-value="assign rom[154] = {8'ha7,  8'hd8}; " calcext:value-type="string">
            <text:p>assign rom[154] = {8'ha7, <text:s/>8'hd8}; </text:p>
          </table:table-cell>
        </table:table-row>
        <table:table-row table:style-name="ro2">
          <table:table-cell table:formula="of:=[.A155]+1" office:value-type="float" office:value="155" calcext:value-type="float">
            <text:p>155</text:p>
          </table:table-cell>
          <table:table-cell office:value-type="string" calcext:value-type="string">
            <text:p>8'ha7</text:p>
          </table:table-cell>
          <table:table-cell office:value-type="string" calcext:value-type="string">
            <text:p><text:s/>8'h19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156];&quot;] = {&quot;;[.B156];&quot;, &quot;;[.C156];&quot;}; &quot; )" office:value-type="string" office:string-value="assign rom[155] = {8'ha7,  8'h19}; " calcext:value-type="string">
            <text:p>assign rom[155] = {8'ha7, <text:s/>8'h19}; </text:p>
          </table:table-cell>
        </table:table-row>
        <table:table-row table:style-name="ro2">
          <table:table-cell table:formula="of:=[.A156]+1" office:value-type="float" office:value="156" calcext:value-type="float">
            <text:p>156</text:p>
          </table:table-cell>
          <table:table-cell office:value-type="string" calcext:value-type="string">
            <text:p>8'ha7</text:p>
          </table:table-cell>
          <table:table-cell office:value-type="string" calcext:value-type="string">
            <text:p><text:s/>8'h31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157];&quot;] = {&quot;;[.B157];&quot;, &quot;;[.C157];&quot;}; &quot; )" office:value-type="string" office:string-value="assign rom[156] = {8'ha7,  8'h31}; " calcext:value-type="string">
            <text:p>assign rom[156] = {8'ha7, <text:s/>8'h31}; </text:p>
          </table:table-cell>
        </table:table-row>
        <table:table-row table:style-name="ro2">
          <table:table-cell table:formula="of:=[.A157]+1" office:value-type="float" office:value="157" calcext:value-type="float">
            <text:p>157</text:p>
          </table:table-cell>
          <table:table-cell office:value-type="string" calcext:value-type="string">
            <text:p>8'ha7</text:p>
          </table:table-cell>
          <table:table-cell office:value-type="string" calcext:value-type="string">
            <text:p><text:s/>8'h0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158];&quot;] = {&quot;;[.B158];&quot;, &quot;;[.C158];&quot;}; &quot; )" office:value-type="string" office:string-value="assign rom[157] = {8'ha7,  8'h0}; " calcext:value-type="string">
            <text:p>assign rom[157] = {8'ha7, <text:s/>8'h0}; </text:p>
          </table:table-cell>
        </table:table-row>
        <table:table-row table:style-name="ro2">
          <table:table-cell table:formula="of:=[.A158]+1" office:value-type="float" office:value="158" calcext:value-type="float">
            <text:p>158</text:p>
          </table:table-cell>
          <table:table-cell office:value-type="string" calcext:value-type="string">
            <text:p>8'ha7</text:p>
          </table:table-cell>
          <table:table-cell office:value-type="string" calcext:value-type="string">
            <text:p><text:s/>8'h18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159];&quot;] = {&quot;;[.B159];&quot;, &quot;;[.C159];&quot;}; &quot; )" office:value-type="string" office:string-value="assign rom[158] = {8'ha7,  8'h18}; " calcext:value-type="string">
            <text:p>assign rom[158] = {8'ha7, <text:s/>8'h18}; </text:p>
          </table:table-cell>
        </table:table-row>
        <table:table-row table:style-name="ro2">
          <table:table-cell table:formula="of:=[.A159]+1" office:value-type="float" office:value="159" calcext:value-type="float">
            <text:p>159</text:p>
          </table:table-cell>
          <table:table-cell office:value-type="string" calcext:value-type="string">
            <text:p>8'ha7</text:p>
          </table:table-cell>
          <table:table-cell office:value-type="string" calcext:value-type="string">
            <text:p><text:s/>8'h20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160];&quot;] = {&quot;;[.B160];&quot;, &quot;;[.C160];&quot;}; &quot; )" office:value-type="string" office:string-value="assign rom[159] = {8'ha7,  8'h20}; " calcext:value-type="string">
            <text:p>assign rom[159] = {8'ha7, <text:s/>8'h20}; </text:p>
          </table:table-cell>
        </table:table-row>
        <table:table-row table:style-name="ro2">
          <table:table-cell table:formula="of:=[.A160]+1" office:value-type="float" office:value="160" calcext:value-type="float">
            <text:p>160</text:p>
          </table:table-cell>
          <table:table-cell office:value-type="string" calcext:value-type="string">
            <text:p>8'ha7</text:p>
          </table:table-cell>
          <table:table-cell office:value-type="string" calcext:value-type="string">
            <text:p><text:s/>8'hd8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161];&quot;] = {&quot;;[.B161];&quot;, &quot;;[.C161];&quot;}; &quot; )" office:value-type="string" office:string-value="assign rom[160] = {8'ha7,  8'hd8}; " calcext:value-type="string">
            <text:p>assign rom[160] = {8'ha7, <text:s/>8'hd8}; </text:p>
          </table:table-cell>
        </table:table-row>
        <table:table-row table:style-name="ro2">
          <table:table-cell table:formula="of:=[.A161]+1" office:value-type="float" office:value="161" calcext:value-type="float">
            <text:p>161</text:p>
          </table:table-cell>
          <table:table-cell office:value-type="string" calcext:value-type="string">
            <text:p>8'ha7</text:p>
          </table:table-cell>
          <table:table-cell office:value-type="string" calcext:value-type="string">
            <text:p><text:s/>8'h19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162];&quot;] = {&quot;;[.B162];&quot;, &quot;;[.C162];&quot;}; &quot; )" office:value-type="string" office:string-value="assign rom[161] = {8'ha7,  8'h19}; " calcext:value-type="string">
            <text:p>assign rom[161] = {8'ha7, <text:s/>8'h19}; </text:p>
          </table:table-cell>
        </table:table-row>
        <table:table-row table:style-name="ro2">
          <table:table-cell table:formula="of:=[.A162]+1" office:value-type="float" office:value="162" calcext:value-type="float">
            <text:p>162</text:p>
          </table:table-cell>
          <table:table-cell office:value-type="string" calcext:value-type="string">
            <text:p>8'ha7</text:p>
          </table:table-cell>
          <table:table-cell office:value-type="string" calcext:value-type="string">
            <text:p><text:s/>8'h31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163];&quot;] = {&quot;;[.B163];&quot;, &quot;;[.C163];&quot;}; &quot; )" office:value-type="string" office:string-value="assign rom[162] = {8'ha7,  8'h31}; " calcext:value-type="string">
            <text:p>assign rom[162] = {8'ha7, <text:s/>8'h31}; </text:p>
          </table:table-cell>
        </table:table-row>
        <table:table-row table:style-name="ro2">
          <table:table-cell table:formula="of:=[.A163]+1" office:value-type="float" office:value="163" calcext:value-type="float">
            <text:p>163</text:p>
          </table:table-cell>
          <table:table-cell office:value-type="string" calcext:value-type="string">
            <text:p>8'ha7</text:p>
          </table:table-cell>
          <table:table-cell office:value-type="string" calcext:value-type="string">
            <text:p><text:s/>8'h0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164];&quot;] = {&quot;;[.B164];&quot;, &quot;;[.C164];&quot;}; &quot; )" office:value-type="string" office:string-value="assign rom[163] = {8'ha7,  8'h0}; " calcext:value-type="string">
            <text:p>assign rom[163] = {8'ha7, <text:s/>8'h0}; </text:p>
          </table:table-cell>
        </table:table-row>
        <table:table-row table:style-name="ro2">
          <table:table-cell table:formula="of:=[.A164]+1" office:value-type="float" office:value="164" calcext:value-type="float">
            <text:p>164</text:p>
          </table:table-cell>
          <table:table-cell office:value-type="string" calcext:value-type="string">
            <text:p>8'ha7</text:p>
          </table:table-cell>
          <table:table-cell office:value-type="string" calcext:value-type="string">
            <text:p><text:s/>8'h18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165];&quot;] = {&quot;;[.B165];&quot;, &quot;;[.C165];&quot;}; &quot; )" office:value-type="string" office:string-value="assign rom[164] = {8'ha7,  8'h18}; " calcext:value-type="string">
            <text:p>assign rom[164] = {8'ha7, <text:s/>8'h18}; </text:p>
          </table:table-cell>
        </table:table-row>
        <table:table-row table:style-name="ro2">
          <table:table-cell table:formula="of:=[.A165]+1" office:value-type="float" office:value="165" calcext:value-type="float">
            <text:p>165</text:p>
          </table:table-cell>
          <table:table-cell office:value-type="string" calcext:value-type="string">
            <text:p>8'h7f</text:p>
          </table:table-cell>
          <table:table-cell office:value-type="string" calcext:value-type="string">
            <text:p><text:s/>8'h0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166];&quot;] = {&quot;;[.B166];&quot;, &quot;;[.C166];&quot;}; &quot; )" office:value-type="string" office:string-value="assign rom[165] = {8'h7f,  8'h0}; " calcext:value-type="string">
            <text:p>assign rom[165] = {8'h7f, <text:s/>8'h0}; </text:p>
          </table:table-cell>
        </table:table-row>
        <table:table-row table:style-name="ro2">
          <table:table-cell table:formula="of:=[.A166]+1" office:value-type="float" office:value="166" calcext:value-type="float">
            <text:p>166</text:p>
          </table:table-cell>
          <table:table-cell office:value-type="string" calcext:value-type="string">
            <text:p>8'he5</text:p>
          </table:table-cell>
          <table:table-cell office:value-type="string" calcext:value-type="string">
            <text:p><text:s/>8'h1f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167];&quot;] = {&quot;;[.B167];&quot;, &quot;;[.C167];&quot;}; &quot; )" office:value-type="string" office:string-value="assign rom[166] = {8'he5,  8'h1f}; " calcext:value-type="string">
            <text:p>assign rom[166] = {8'he5, <text:s/>8'h1f}; </text:p>
          </table:table-cell>
        </table:table-row>
        <table:table-row table:style-name="ro2">
          <table:table-cell table:formula="of:=[.A167]+1" office:value-type="float" office:value="167" calcext:value-type="float">
            <text:p>167</text:p>
          </table:table-cell>
          <table:table-cell office:value-type="string" calcext:value-type="string">
            <text:p>8'he1</text:p>
          </table:table-cell>
          <table:table-cell office:value-type="string" calcext:value-type="string">
            <text:p><text:s/>8'h77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168];&quot;] = {&quot;;[.B168];&quot;, &quot;;[.C168];&quot;}; &quot; )" office:value-type="string" office:string-value="assign rom[167] = {8'he1,  8'h77}; " calcext:value-type="string">
            <text:p>assign rom[167] = {8'he1, <text:s/>8'h77}; </text:p>
          </table:table-cell>
        </table:table-row>
        <table:table-row table:style-name="ro1">
          <table:table-cell table:formula="of:=[.A168]+1" office:value-type="float" office:value="168" calcext:value-type="float">
            <text:p>168</text:p>
          </table:table-cell>
          <table:table-cell office:value-type="string" calcext:value-type="string">
            <text:p>8'hdd</text:p>
          </table:table-cell>
          <table:table-cell office:value-type="string" calcext:value-type="string">
            <text:p><text:s/>8'h7f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169];&quot;] = {&quot;;[.B169];&quot;, &quot;;[.C169];&quot;}; &quot; )" office:value-type="string" office:string-value="assign rom[168] = {8'hdd,  8'h7f}; " calcext:value-type="string">
            <text:p>assign rom[168] = {8'hdd, <text:s/>8'h7f}; </text:p>
          </table:table-cell>
        </table:table-row>
        <table:table-row table:style-name="ro2">
          <table:table-cell table:formula="of:=[.A169]+1" office:value-type="float" office:value="169" calcext:value-type="float">
            <text:p>169</text:p>
          </table:table-cell>
          <table:table-cell office:value-type="string" calcext:value-type="string">
            <text:p>8'hc2</text:p>
          </table:table-cell>
          <table:table-cell office:value-type="string" calcext:value-type="string">
            <text:p><text:s/>8'he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170];&quot;] = {&quot;;[.B170];&quot;, &quot;;[.C170];&quot;}; &quot; )" office:value-type="string" office:string-value="assign rom[169] = {8'hc2,  8'he}; " calcext:value-type="string">
            <text:p>assign rom[169] = {8'hc2, <text:s/>8'he}; </text:p>
          </table:table-cell>
        </table:table-row>
        <table:table-row table:style-name="ro1">
          <table:table-cell table:formula="of:=[.A170]+1" office:value-type="float" office:value="170" calcext:value-type="float">
            <text:p>170</text:p>
          </table:table-cell>
          <table:table-cell office:value-type="string" calcext:value-type="string">
            <text:p>8'hff</text:p>
          </table:table-cell>
          <table:table-cell office:value-type="string" calcext:value-type="string">
            <text:p><text:s/>8'h0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171];&quot;] = {&quot;;[.B171];&quot;, &quot;;[.C171];&quot;}; &quot; )" office:value-type="string" office:string-value="assign rom[170] = {8'hff,  8'h0}; " calcext:value-type="string">
            <text:p>assign rom[170] = {8'hff, <text:s/>8'h0}; </text:p>
          </table:table-cell>
        </table:table-row>
        <table:table-row table:style-name="ro2">
          <table:table-cell table:formula="of:=[.A171]+1" office:value-type="float" office:value="171" calcext:value-type="float">
            <text:p>171</text:p>
          </table:table-cell>
          <table:table-cell office:value-type="string" calcext:value-type="string">
            <text:p>8'he0</text:p>
          </table:table-cell>
          <table:table-cell office:value-type="string" calcext:value-type="string">
            <text:p><text:s/>8'h4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172];&quot;] = {&quot;;[.B172];&quot;, &quot;;[.C172];&quot;}; &quot; )" office:value-type="string" office:string-value="assign rom[171] = {8'he0,  8'h4}; " calcext:value-type="string">
            <text:p>assign rom[171] = {8'he0, <text:s/>8'h4}; </text:p>
          </table:table-cell>
        </table:table-row>
        <table:table-row table:style-name="ro2">
          <table:table-cell table:formula="of:=[.A172]+1" office:value-type="float" office:value="172" calcext:value-type="float">
            <text:p>172</text:p>
          </table:table-cell>
          <table:table-cell office:value-type="string" calcext:value-type="string">
            <text:p>8'hc0</text:p>
          </table:table-cell>
          <table:table-cell office:value-type="string" calcext:value-type="string">
            <text:p><text:s/>8'hc8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173];&quot;] = {&quot;;[.B173];&quot;, &quot;;[.C173];&quot;}; &quot; )" office:value-type="string" office:string-value="assign rom[172] = {8'hc0,  8'hc8}; " calcext:value-type="string">
            <text:p>assign rom[172] = {8'hc0, <text:s/>8'hc8}; </text:p>
          </table:table-cell>
        </table:table-row>
        <table:table-row table:style-name="ro2">
          <table:table-cell table:formula="of:=[.A173]+1" office:value-type="float" office:value="173" calcext:value-type="float">
            <text:p>173</text:p>
          </table:table-cell>
          <table:table-cell office:value-type="string" calcext:value-type="string">
            <text:p>8'hc1</text:p>
          </table:table-cell>
          <table:table-cell office:value-type="string" calcext:value-type="string">
            <text:p><text:s/>8'h96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174];&quot;] = {&quot;;[.B174];&quot;, &quot;;[.C174];&quot;}; &quot; )" office:value-type="string" office:string-value="assign rom[173] = {8'hc1,  8'h96}; " calcext:value-type="string">
            <text:p>assign rom[173] = {8'hc1, <text:s/>8'h96}; </text:p>
          </table:table-cell>
        </table:table-row>
        <table:table-row table:style-name="ro2">
          <table:table-cell table:formula="of:=[.A174]+1" office:value-type="float" office:value="174" calcext:value-type="float">
            <text:p>174</text:p>
          </table:table-cell>
          <table:table-cell office:value-type="string" calcext:value-type="string">
            <text:p>8'h86</text:p>
          </table:table-cell>
          <table:table-cell office:value-type="string" calcext:value-type="string">
            <text:p><text:s/>8'h3d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175];&quot;] = {&quot;;[.B175];&quot;, &quot;;[.C175];&quot;}; &quot; )" office:value-type="string" office:string-value="assign rom[174] = {8'h86,  8'h3d}; " calcext:value-type="string">
            <text:p>assign rom[174] = {8'h86, <text:s/>8'h3d}; </text:p>
          </table:table-cell>
        </table:table-row>
        <table:table-row table:style-name="ro2">
          <table:table-cell table:formula="of:=[.A175]+1" office:value-type="float" office:value="175" calcext:value-type="float">
            <text:p>175</text:p>
          </table:table-cell>
          <table:table-cell office:value-type="string" calcext:value-type="string">
            <text:p>8'h51</text:p>
          </table:table-cell>
          <table:table-cell office:value-type="string" calcext:value-type="string">
            <text:p><text:s/>8'h90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176];&quot;] = {&quot;;[.B176];&quot;, &quot;;[.C176];&quot;}; &quot; )" office:value-type="string" office:string-value="assign rom[175] = {8'h51,  8'h90}; " calcext:value-type="string">
            <text:p>assign rom[175] = {8'h51, <text:s/>8'h90}; </text:p>
          </table:table-cell>
        </table:table-row>
        <table:table-row table:style-name="ro2">
          <table:table-cell table:formula="of:=[.A176]+1" office:value-type="float" office:value="176" calcext:value-type="float">
            <text:p>176</text:p>
          </table:table-cell>
          <table:table-cell office:value-type="string" calcext:value-type="string">
            <text:p>8'h52</text:p>
          </table:table-cell>
          <table:table-cell office:value-type="string" calcext:value-type="string">
            <text:p><text:s/>8'h2c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177];&quot;] = {&quot;;[.B177];&quot;, &quot;;[.C177];&quot;}; &quot; )" office:value-type="string" office:string-value="assign rom[176] = {8'h52,  8'h2c}; " calcext:value-type="string">
            <text:p>assign rom[176] = {8'h52, <text:s/>8'h2c}; </text:p>
          </table:table-cell>
        </table:table-row>
        <table:table-row table:style-name="ro2">
          <table:table-cell table:formula="of:=[.A177]+1" office:value-type="float" office:value="177" calcext:value-type="float">
            <text:p>177</text:p>
          </table:table-cell>
          <table:table-cell office:value-type="string" calcext:value-type="string">
            <text:p>8'h53</text:p>
          </table:table-cell>
          <table:table-cell office:value-type="string" calcext:value-type="string">
            <text:p><text:s/>8'h0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178];&quot;] = {&quot;;[.B178];&quot;, &quot;;[.C178];&quot;}; &quot; )" office:value-type="string" office:string-value="assign rom[177] = {8'h53,  8'h0}; " calcext:value-type="string">
            <text:p>assign rom[177] = {8'h53, <text:s/>8'h0}; </text:p>
          </table:table-cell>
        </table:table-row>
        <table:table-row table:style-name="ro2">
          <table:table-cell table:formula="of:=[.A178]+1" office:value-type="float" office:value="178" calcext:value-type="float">
            <text:p>178</text:p>
          </table:table-cell>
          <table:table-cell office:value-type="string" calcext:value-type="string">
            <text:p>8'h54</text:p>
          </table:table-cell>
          <table:table-cell office:value-type="string" calcext:value-type="string">
            <text:p><text:s/>8'h0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179];&quot;] = {&quot;;[.B179];&quot;, &quot;;[.C179];&quot;}; &quot; )" office:value-type="string" office:string-value="assign rom[178] = {8'h54,  8'h0}; " calcext:value-type="string">
            <text:p>assign rom[178] = {8'h54, <text:s/>8'h0}; </text:p>
          </table:table-cell>
        </table:table-row>
        <table:table-row table:style-name="ro2">
          <table:table-cell table:formula="of:=[.A179]+1" office:value-type="float" office:value="179" calcext:value-type="float">
            <text:p>179</text:p>
          </table:table-cell>
          <table:table-cell office:value-type="string" calcext:value-type="string">
            <text:p>8'h55</text:p>
          </table:table-cell>
          <table:table-cell office:value-type="string" calcext:value-type="string">
            <text:p><text:s/>8'h88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180];&quot;] = {&quot;;[.B180];&quot;, &quot;;[.C180];&quot;}; &quot; )" office:value-type="string" office:string-value="assign rom[179] = {8'h55,  8'h88}; " calcext:value-type="string">
            <text:p>assign rom[179] = {8'h55, <text:s/>8'h88}; </text:p>
          </table:table-cell>
        </table:table-row>
        <table:table-row table:style-name="ro2">
          <table:table-cell table:formula="of:=[.A180]+1" office:value-type="float" office:value="180" calcext:value-type="float">
            <text:p>180</text:p>
          </table:table-cell>
          <table:table-cell office:value-type="string" calcext:value-type="string">
            <text:p>8'h57</text:p>
          </table:table-cell>
          <table:table-cell office:value-type="string" calcext:value-type="string">
            <text:p><text:s/>8'h0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181];&quot;] = {&quot;;[.B181];&quot;, &quot;;[.C181];&quot;}; &quot; )" office:value-type="string" office:string-value="assign rom[180] = {8'h57,  8'h0}; " calcext:value-type="string">
            <text:p>assign rom[180] = {8'h57, <text:s/>8'h0}; </text:p>
          </table:table-cell>
        </table:table-row>
        <table:table-row table:style-name="ro2">
          <table:table-cell table:formula="of:=[.A181]+1" office:value-type="float" office:value="181" calcext:value-type="float">
            <text:p>181</text:p>
          </table:table-cell>
          <table:table-cell office:value-type="string" calcext:value-type="string">
            <text:p>8'h50</text:p>
          </table:table-cell>
          <table:table-cell office:value-type="string" calcext:value-type="string">
            <text:p><text:s/>8'h92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182];&quot;] = {&quot;;[.B182];&quot;, &quot;;[.C182];&quot;}; &quot; )" office:value-type="string" office:string-value="assign rom[181] = {8'h50,  8'h92}; " calcext:value-type="string">
            <text:p>assign rom[181] = {8'h50, <text:s/>8'h92}; </text:p>
          </table:table-cell>
        </table:table-row>
        <table:table-row table:style-name="ro2">
          <table:table-cell table:formula="of:=[.A182]+1" office:value-type="float" office:value="182" calcext:value-type="float">
            <text:p>182</text:p>
          </table:table-cell>
          <table:table-cell office:value-type="string" calcext:value-type="string">
            <text:p>8'h5a</text:p>
          </table:table-cell>
          <table:table-cell office:value-type="string" calcext:value-type="string">
            <text:p><text:s/>8'h50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183];&quot;] = {&quot;;[.B183];&quot;, &quot;;[.C183];&quot;}; &quot; )" office:value-type="string" office:string-value="assign rom[182] = {8'h5a,  8'h50}; " calcext:value-type="string">
            <text:p>assign rom[182] = {8'h5a, <text:s/>8'h50}; </text:p>
          </table:table-cell>
        </table:table-row>
        <table:table-row table:style-name="ro2">
          <table:table-cell table:formula="of:=[.A183]+1" office:value-type="float" office:value="183" calcext:value-type="float">
            <text:p>183</text:p>
          </table:table-cell>
          <table:table-cell office:value-type="string" calcext:value-type="string">
            <text:p>8'h5b</text:p>
          </table:table-cell>
          <table:table-cell office:value-type="string" calcext:value-type="string">
            <text:p><text:s/>8'h3c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184];&quot;] = {&quot;;[.B184];&quot;, &quot;;[.C184];&quot;}; &quot; )" office:value-type="string" office:string-value="assign rom[183] = {8'h5b,  8'h3c}; " calcext:value-type="string">
            <text:p>assign rom[183] = {8'h5b, <text:s/>8'h3c}; </text:p>
          </table:table-cell>
        </table:table-row>
        <table:table-row table:style-name="ro2">
          <table:table-cell table:formula="of:=[.A184]+1" office:value-type="float" office:value="184" calcext:value-type="float">
            <text:p>184</text:p>
          </table:table-cell>
          <table:table-cell office:value-type="string" calcext:value-type="string">
            <text:p>8'h5c</text:p>
          </table:table-cell>
          <table:table-cell office:value-type="string" calcext:value-type="string">
            <text:p><text:s/>8'h0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185];&quot;] = {&quot;;[.B185];&quot;, &quot;;[.C185];&quot;}; &quot; )" office:value-type="string" office:string-value="assign rom[184] = {8'h5c,  8'h0}; " calcext:value-type="string">
            <text:p>assign rom[184] = {8'h5c, <text:s/>8'h0}; </text:p>
          </table:table-cell>
        </table:table-row>
        <table:table-row table:style-name="ro2">
          <table:table-cell table:formula="of:=[.A185]+1" office:value-type="float" office:value="185" calcext:value-type="float">
            <text:p>185</text:p>
          </table:table-cell>
          <table:table-cell office:value-type="string" calcext:value-type="string">
            <text:p>8'hd3</text:p>
          </table:table-cell>
          <table:table-cell office:value-type="string" calcext:value-type="string">
            <text:p><text:s/>8'h4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186];&quot;] = {&quot;;[.B186];&quot;, &quot;;[.C186];&quot;}; &quot; )" office:value-type="string" office:string-value="assign rom[185] = {8'hd3,  8'h4}; " calcext:value-type="string">
            <text:p>assign rom[185] = {8'hd3, <text:s/>8'h4}; </text:p>
          </table:table-cell>
        </table:table-row>
        <table:table-row table:style-name="ro2">
          <table:table-cell table:formula="of:=[.A186]+1" office:value-type="float" office:value="186" calcext:value-type="float">
            <text:p>186</text:p>
          </table:table-cell>
          <table:table-cell office:value-type="string" calcext:value-type="string">
            <text:p>8'he0</text:p>
          </table:table-cell>
          <table:table-cell office:value-type="string" calcext:value-type="string">
            <text:p><text:s/>8'h0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187];&quot;] = {&quot;;[.B187];&quot;, &quot;;[.C187];&quot;}; &quot; )" office:value-type="string" office:string-value="assign rom[186] = {8'he0,  8'h0}; " calcext:value-type="string">
            <text:p>assign rom[186] = {8'he0, <text:s/>8'h0}; </text:p>
          </table:table-cell>
        </table:table-row>
        <table:table-row table:style-name="ro1">
          <table:table-cell table:formula="of:=[.A187]+1" office:value-type="float" office:value="187" calcext:value-type="float">
            <text:p>187</text:p>
          </table:table-cell>
          <table:table-cell office:value-type="string" calcext:value-type="string">
            <text:p>8'hff</text:p>
          </table:table-cell>
          <table:table-cell office:value-type="string" calcext:value-type="string">
            <text:p><text:s/>8'h0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188];&quot;] = {&quot;;[.B188];&quot;, &quot;;[.C188];&quot;}; &quot; )" office:value-type="string" office:string-value="assign rom[187] = {8'hff,  8'h0}; " calcext:value-type="string">
            <text:p>assign rom[187] = {8'hff, <text:s/>8'h0}; </text:p>
          </table:table-cell>
        </table:table-row>
        <table:table-row table:style-name="ro2">
          <table:table-cell table:formula="of:=[.A188]+1" office:value-type="float" office:value="188" calcext:value-type="float">
            <text:p>188</text:p>
          </table:table-cell>
          <table:table-cell office:value-type="string" calcext:value-type="string">
            <text:p>8'h5</text:p>
          </table:table-cell>
          <table:table-cell office:value-type="string" calcext:value-type="string">
            <text:p><text:s/>8'h0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189];&quot;] = {&quot;;[.B189];&quot;, &quot;;[.C189];&quot;}; &quot; )" office:value-type="string" office:string-value="assign rom[188] = {8'h5,  8'h0}; " calcext:value-type="string">
            <text:p>assign rom[188] = {8'h5, <text:s/>8'h0}; </text:p>
          </table:table-cell>
        </table:table-row>
        <table:table-row table:style-name="ro1">
          <table:table-cell table:formula="of:=[.A189]+1" office:value-type="float" office:value="189" calcext:value-type="float">
            <text:p>189</text:p>
          </table:table-cell>
          <table:table-cell office:value-type="string" calcext:value-type="string">
            <text:p>8'hda</text:p>
          </table:table-cell>
          <table:table-cell office:value-type="string" calcext:value-type="string">
            <text:p><text:s/>8'h8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190];&quot;] = {&quot;;[.B190];&quot;, &quot;;[.C190];&quot;}; &quot; )" office:value-type="string" office:string-value="assign rom[189] = {8'hda,  8'h8}; " calcext:value-type="string">
            <text:p>assign rom[189] = {8'hda, <text:s/>8'h8}; </text:p>
          </table:table-cell>
        </table:table-row>
        <table:table-row table:style-name="ro2">
          <table:table-cell table:formula="of:=[.A190]+1" office:value-type="float" office:value="190" calcext:value-type="float">
            <text:p>190</text:p>
          </table:table-cell>
          <table:table-cell office:value-type="string" calcext:value-type="string">
            <text:p>8'hd7</text:p>
          </table:table-cell>
          <table:table-cell office:value-type="string" calcext:value-type="string">
            <text:p><text:s/>8'h3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191];&quot;] = {&quot;;[.B191];&quot;, &quot;;[.C191];&quot;}; &quot; )" office:value-type="string" office:string-value="assign rom[190] = {8'hd7,  8'h3}; " calcext:value-type="string">
            <text:p>assign rom[190] = {8'hd7, <text:s/>8'h3}; </text:p>
          </table:table-cell>
        </table:table-row>
        <table:table-row table:style-name="ro2">
          <table:table-cell table:formula="of:=[.A191]+1" office:value-type="float" office:value="191" calcext:value-type="float">
            <text:p>191</text:p>
          </table:table-cell>
          <table:table-cell office:value-type="string" calcext:value-type="string">
            <text:p>8'he0</text:p>
          </table:table-cell>
          <table:table-cell office:value-type="string" calcext:value-type="string">
            <text:p><text:s/>8'h0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192];&quot;] = {&quot;;[.B192];&quot;, &quot;;[.C192];&quot;}; &quot; )" office:value-type="string" office:string-value="assign rom[191] = {8'he0,  8'h0}; " calcext:value-type="string">
            <text:p>assign rom[191] = {8'he0, <text:s/>8'h0}; </text:p>
          </table:table-cell>
        </table:table-row>
        <table:table-row table:style-name="ro2">
          <table:table-cell table:formula="of:=[.A192]+1" office:value-type="float" office:value="192" calcext:value-type="float">
            <text:p>192</text:p>
          </table:table-cell>
          <table:table-cell office:value-type="string" calcext:value-type="string">
            <text:p>8'h5</text:p>
          </table:table-cell>
          <table:table-cell office:value-type="string" calcext:value-type="string">
            <text:p><text:s/>8'h0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193];&quot;] = {&quot;;[.B193];&quot;, &quot;;[.C193];&quot;}; &quot; )" office:value-type="string" office:string-value="assign rom[192] = {8'h5,  8'h0}; " calcext:value-type="string">
            <text:p>assign rom[192] = {8'h5, <text:s/>8'h0}; </text:p>
          </table:table-cell>
        </table:table-row>
        <table:table-row table:style-name="ro1">
          <table:table-cell table:formula="of:=[.A193]+1" office:value-type="float" office:value="193" calcext:value-type="float">
            <text:p>193</text:p>
          </table:table-cell>
          <table:table-cell office:value-type="string" calcext:value-type="string">
            <text:p>8'hff</text:p>
          </table:table-cell>
          <table:table-cell office:value-type="string" calcext:value-type="string">
            <text:p><text:s/>8'h01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table:formula="of:=CONCATENATE(&quot;assign rom[&quot;;[.A194];&quot;] = {&quot;;[.B194];&quot;, &quot;;[.C194];&quot;}; &quot; )" office:value-type="string" office:string-value="assign rom[193] = {8'hff,  8'h01}; " calcext:value-type="string">
            <text:p>assign rom[193] = {8'hff, <text:s/>8'h01}; </text:p>
          </table:table-cell>
        </table:table-row>
        <table:table-row table:style-name="ro2">
          <table:table-cell table:formula="of:=[.A194]+1" office:value-type="float" office:value="194" calcext:value-type="float">
            <text:p>194</text:p>
          </table:table-cell>
          <table:table-cell office:value-type="string" calcext:value-type="string">
            <text:p>8'h11</text:p>
          </table:table-cell>
          <table:table-cell office:value-type="string" calcext:value-type="string">
            <text:p><text:s/>8'h01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formula="of:=CONCATENATE(&quot;assign rom[&quot;;[.A195];&quot;] = {&quot;;[.B194];&quot;, &quot;;[.C194];&quot;}; &quot; )" office:value-type="string" office:string-value="assign rom[194] = {8'hff,  8'h01}; " calcext:value-type="string">
            <text:p>assign rom[194] = {8'hff, <text:s/>8'h01}; </text:p>
          </table:table-cell>
        </table:table-row>
        <table:table-row table:style-name="ro1">
          <table:table-cell table:formula="of:=[.A195]+1" office:value-type="float" office:value="195" calcext:value-type="float">
            <text:p>195</text:p>
          </table:table-cell>
          <table:table-cell office:value-type="string" calcext:value-type="string">
            <text:p>8'h12</text:p>
          </table:table-cell>
          <table:table-cell office:value-type="string" calcext:value-type="string">
            <text:p><text:s/>8'h00</text:p>
          </table:table-cell>
          <table:table-cell office:value-type="string" calcext:value-type="string">
            <text:p><text:s/>// Bit[6:4]: Resolution selection//0x02Îª²ÊÌõ</text:p>
          </table:table-cell>
          <table:table-cell table:number-columns-repeated="2"/>
          <table:table-cell table:formula="of:=CONCATENATE(&quot;assign rom[&quot;;[.A196];&quot;] = {&quot;;[.B195];&quot;, &quot;;[.C195];&quot;}; &quot; )" office:value-type="string" office:string-value="assign rom[195] = {8'h11,  8'h01}; " calcext:value-type="string">
            <text:p>assign rom[195] = {8'h11, <text:s/>8'h01}; </text:p>
          </table:table-cell>
        </table:table-row>
        <table:table-row table:style-name="ro2">
          <table:table-cell table:formula="of:=[.A196]+1" office:value-type="float" office:value="196" calcext:value-type="float">
            <text:p>196</text:p>
          </table:table-cell>
          <table:table-cell office:value-type="string" calcext:value-type="string">
            <text:p>8'h17</text:p>
          </table:table-cell>
          <table:table-cell office:value-type="string" calcext:value-type="string">
            <text:p><text:s/>8'h11</text:p>
          </table:table-cell>
          <table:table-cell office:value-type="string" calcext:value-type="string">
            <text:p><text:s/>// HREFST[10:3]</text:p>
          </table:table-cell>
          <table:table-cell table:number-columns-repeated="2"/>
          <table:table-cell table:formula="of:=CONCATENATE(&quot;assign rom[&quot;;[.A197];&quot;] = {&quot;;[.B196];&quot;, &quot;;[.C196];&quot;}; &quot; )" office:value-type="string" office:string-value="assign rom[196] = {8'h12,  8'h00}; " calcext:value-type="string">
            <text:p>assign rom[196] = {8'h12, <text:s/>8'h00}; </text:p>
          </table:table-cell>
        </table:table-row>
        <table:table-row table:style-name="ro2">
          <table:table-cell table:formula="of:=[.A197]+1" office:value-type="float" office:value="197" calcext:value-type="float">
            <text:p>197</text:p>
          </table:table-cell>
          <table:table-cell office:value-type="string" calcext:value-type="string">
            <text:p>8'h18</text:p>
          </table:table-cell>
          <table:table-cell office:value-type="string" calcext:value-type="string">
            <text:p><text:s/>8'h75</text:p>
          </table:table-cell>
          <table:table-cell office:value-type="string" calcext:value-type="string">
            <text:p><text:s/>// HREFEND[10:3]</text:p>
          </table:table-cell>
          <table:table-cell table:number-columns-repeated="2"/>
          <table:table-cell table:formula="of:=CONCATENATE(&quot;assign rom[&quot;;[.A198];&quot;] = {&quot;;[.B197];&quot;, &quot;;[.C197];&quot;}; &quot; )" office:value-type="string" office:string-value="assign rom[197] = {8'h17,  8'h11}; " calcext:value-type="string">
            <text:p>assign rom[197] = {8'h17, <text:s/>8'h11}; </text:p>
          </table:table-cell>
        </table:table-row>
        <table:table-row table:style-name="ro2">
          <table:table-cell table:formula="of:=[.A198]+1" office:value-type="float" office:value="198" calcext:value-type="float">
            <text:p>198</text:p>
          </table:table-cell>
          <table:table-cell office:value-type="string" calcext:value-type="string">
            <text:p>8'h32</text:p>
          </table:table-cell>
          <table:table-cell office:value-type="string" calcext:value-type="string">
            <text:p><text:s/>8'h36</text:p>
          </table:table-cell>
          <table:table-cell office:value-type="string" calcext:value-type="string">
            <text:p><text:s/>// Bit[5:3]: HREFEND[2:0]; Bit[2:0]: HREFST[2:0]</text:p>
          </table:table-cell>
          <table:table-cell table:number-columns-repeated="2"/>
          <table:table-cell table:formula="of:=CONCATENATE(&quot;assign rom[&quot;;[.A199];&quot;] = {&quot;;[.B198];&quot;, &quot;;[.C198];&quot;}; &quot; )" office:value-type="string" office:string-value="assign rom[198] = {8'h18,  8'h75}; " calcext:value-type="string">
            <text:p>assign rom[198] = {8'h18, <text:s/>8'h75}; </text:p>
          </table:table-cell>
        </table:table-row>
        <table:table-row table:style-name="ro2">
          <table:table-cell table:formula="of:=[.A199]+1" office:value-type="float" office:value="199" calcext:value-type="float">
            <text:p>199</text:p>
          </table:table-cell>
          <table:table-cell office:value-type="string" calcext:value-type="string">
            <text:p>8'h19</text:p>
          </table:table-cell>
          <table:table-cell office:value-type="string" calcext:value-type="string">
            <text:p><text:s/>8'h01</text:p>
          </table:table-cell>
          <table:table-cell office:value-type="string" calcext:value-type="string">
            <text:p><text:s/>// VSTRT[9:2]</text:p>
          </table:table-cell>
          <table:table-cell table:number-columns-repeated="2"/>
          <table:table-cell table:formula="of:=CONCATENATE(&quot;assign rom[&quot;;[.A200];&quot;] = {&quot;;[.B199];&quot;, &quot;;[.C199];&quot;}; &quot; )" office:value-type="string" office:string-value="assign rom[199] = {8'h32,  8'h36}; " calcext:value-type="string">
            <text:p>assign rom[199] = {8'h32, <text:s/>8'h36}; </text:p>
          </table:table-cell>
        </table:table-row>
        <table:table-row table:style-name="ro2">
          <table:table-cell table:formula="of:=[.A200]+1" office:value-type="float" office:value="200" calcext:value-type="float">
            <text:p>200</text:p>
          </table:table-cell>
          <table:table-cell office:value-type="string" calcext:value-type="string">
            <text:p>8'h1a</text:p>
          </table:table-cell>
          <table:table-cell office:value-type="string" calcext:value-type="string">
            <text:p><text:s/>8'h97</text:p>
          </table:table-cell>
          <table:table-cell office:value-type="string" calcext:value-type="string">
            <text:p><text:s/>// VEND[9:2]</text:p>
          </table:table-cell>
          <table:table-cell table:number-columns-repeated="2"/>
          <table:table-cell table:formula="of:=CONCATENATE(&quot;assign rom[&quot;;[.A201];&quot;] = {&quot;;[.B200];&quot;, &quot;;[.C200];&quot;}; &quot; )" office:value-type="string" office:string-value="assign rom[200] = {8'h19,  8'h01}; " calcext:value-type="string">
            <text:p>assign rom[200] = {8'h19, <text:s/>8'h01}; </text:p>
          </table:table-cell>
        </table:table-row>
        <table:table-row table:style-name="ro2">
          <table:table-cell table:formula="of:=[.A201]+1" office:value-type="float" office:value="201" calcext:value-type="float">
            <text:p>201</text:p>
          </table:table-cell>
          <table:table-cell office:value-type="string" calcext:value-type="string">
            <text:p>8'h03</text:p>
          </table:table-cell>
          <table:table-cell office:value-type="string" calcext:value-type="string">
            <text:p><text:s/>8'h0f</text:p>
          </table:table-cell>
          <table:table-cell office:value-type="string" calcext:value-type="string">
            <text:p><text:s/>// Bit[3:2]: VEND[1:0]; Bit[1:0]: VSTRT[1:0]</text:p>
          </table:table-cell>
          <table:table-cell table:number-columns-repeated="2"/>
          <table:table-cell table:formula="of:=CONCATENATE(&quot;assign rom[&quot;;[.A202];&quot;] = {&quot;;[.B201];&quot;, &quot;;[.C201];&quot;}; &quot; )" office:value-type="string" office:string-value="assign rom[201] = {8'h1a,  8'h97}; " calcext:value-type="string">
            <text:p>assign rom[201] = {8'h1a, <text:s/>8'h97}; </text:p>
          </table:table-cell>
        </table:table-row>
        <table:table-row table:style-name="ro2">
          <table:table-cell table:formula="of:=[.A202]+1" office:value-type="float" office:value="202" calcext:value-type="float">
            <text:p>202</text:p>
          </table:table-cell>
          <table:table-cell office:value-type="string" calcext:value-type="string">
            <text:p>8'h37</text:p>
          </table:table-cell>
          <table:table-cell office:value-type="string" calcext:value-type="string">
            <text:p><text:s/>8'h40</text:p>
          </table:table-cell>
          <table:table-cell table:number-columns-repeated="3"/>
          <table:table-cell table:formula="of:=CONCATENATE(&quot;assign rom[&quot;;[.A203];&quot;] = {&quot;;[.B202];&quot;, &quot;;[.C202];&quot;}; &quot; )" office:value-type="string" office:string-value="assign rom[202] = {8'h03,  8'h0f}; " calcext:value-type="string">
            <text:p>assign rom[202] = {8'h03, <text:s/>8'h0f}; </text:p>
          </table:table-cell>
        </table:table-row>
        <table:table-row table:style-name="ro1">
          <table:table-cell table:formula="of:=[.A203]+1" office:value-type="float" office:value="203" calcext:value-type="float">
            <text:p>203</text:p>
          </table:table-cell>
          <table:table-cell office:value-type="string" calcext:value-type="string">
            <text:p>8'h4f</text:p>
          </table:table-cell>
          <table:table-cell office:value-type="string" calcext:value-type="string">
            <text:p><text:s/>8'hbb</text:p>
          </table:table-cell>
          <table:table-cell table:number-columns-repeated="3"/>
          <table:table-cell table:formula="of:=CONCATENATE(&quot;assign rom[&quot;;[.A204];&quot;] = {&quot;;[.B203];&quot;, &quot;;[.C203];&quot;}; &quot; )" office:value-type="string" office:string-value="assign rom[203] = {8'h37,  8'h40}; " calcext:value-type="string">
            <text:p>assign rom[203] = {8'h37, <text:s/>8'h40}; </text:p>
          </table:table-cell>
        </table:table-row>
        <table:table-row table:style-name="ro2">
          <table:table-cell table:formula="of:=[.A204]+1" office:value-type="float" office:value="204" calcext:value-type="float">
            <text:p>204</text:p>
          </table:table-cell>
          <table:table-cell office:value-type="string" calcext:value-type="string">
            <text:p>8'h50</text:p>
          </table:table-cell>
          <table:table-cell office:value-type="string" calcext:value-type="string">
            <text:p><text:s/>8'h9c</text:p>
          </table:table-cell>
          <table:table-cell table:number-columns-repeated="3"/>
          <table:table-cell table:formula="of:=CONCATENATE(&quot;assign rom[&quot;;[.A205];&quot;] = {&quot;;[.B204];&quot;, &quot;;[.C204];&quot;}; &quot; )" office:value-type="string" office:string-value="assign rom[204] = {8'h4f,  8'hbb}; " calcext:value-type="string">
            <text:p>assign rom[204] = {8'h4f, <text:s/>8'hbb}; </text:p>
          </table:table-cell>
        </table:table-row>
        <table:table-row table:style-name="ro2">
          <table:table-cell table:formula="of:=[.A205]+1" office:value-type="float" office:value="205" calcext:value-type="float">
            <text:p>205</text:p>
          </table:table-cell>
          <table:table-cell office:value-type="string" calcext:value-type="string">
            <text:p>8'h5a</text:p>
          </table:table-cell>
          <table:table-cell office:value-type="string" calcext:value-type="string">
            <text:p><text:s/>8'h57</text:p>
          </table:table-cell>
          <table:table-cell table:number-columns-repeated="3"/>
          <table:table-cell table:formula="of:=CONCATENATE(&quot;assign rom[&quot;;[.A206];&quot;] = {&quot;;[.B205];&quot;, &quot;;[.C205];&quot;}; &quot; )" office:value-type="string" office:string-value="assign rom[205] = {8'h50,  8'h9c}; " calcext:value-type="string">
            <text:p>assign rom[205] = {8'h50, <text:s/>8'h9c}; </text:p>
          </table:table-cell>
        </table:table-row>
        <table:table-row table:style-name="ro2">
          <table:table-cell table:formula="of:=[.A206]+1" office:value-type="float" office:value="206" calcext:value-type="float">
            <text:p>206</text:p>
          </table:table-cell>
          <table:table-cell office:value-type="string" calcext:value-type="string">
            <text:p>8'h6d</text:p>
          </table:table-cell>
          <table:table-cell office:value-type="string" calcext:value-type="string">
            <text:p><text:s/>8'h80</text:p>
          </table:table-cell>
          <table:table-cell table:number-columns-repeated="3"/>
          <table:table-cell table:formula="of:=CONCATENATE(&quot;assign rom[&quot;;[.A207];&quot;] = {&quot;;[.B206];&quot;, &quot;;[.C206];&quot;}; &quot; )" office:value-type="string" office:string-value="assign rom[206] = {8'h5a,  8'h57}; " calcext:value-type="string">
            <text:p>assign rom[206] = {8'h5a, <text:s/>8'h57}; </text:p>
          </table:table-cell>
        </table:table-row>
        <table:table-row table:style-name="ro2">
          <table:table-cell table:formula="of:=[.A207]+1" office:value-type="float" office:value="207" calcext:value-type="float">
            <text:p>207</text:p>
          </table:table-cell>
          <table:table-cell office:value-type="string" calcext:value-type="string">
            <text:p>8'h3d</text:p>
          </table:table-cell>
          <table:table-cell office:value-type="string" calcext:value-type="string">
            <text:p><text:s/>8'h34</text:p>
          </table:table-cell>
          <table:table-cell table:number-columns-repeated="3"/>
          <table:table-cell table:formula="of:=CONCATENATE(&quot;assign rom[&quot;;[.A208];&quot;] = {&quot;;[.B207];&quot;, &quot;;[.C207];&quot;}; &quot; )" office:value-type="string" office:string-value="assign rom[207] = {8'h6d,  8'h80}; " calcext:value-type="string">
            <text:p>assign rom[207] = {8'h6d, <text:s/>8'h80}; </text:p>
          </table:table-cell>
        </table:table-row>
        <table:table-row table:style-name="ro2">
          <table:table-cell table:formula="of:=[.A208]+1" office:value-type="float" office:value="208" calcext:value-type="float">
            <text:p>208</text:p>
          </table:table-cell>
          <table:table-cell office:value-type="string" calcext:value-type="string">
            <text:p>8'h39</text:p>
          </table:table-cell>
          <table:table-cell office:value-type="string" calcext:value-type="string">
            <text:p><text:s/>8'h02</text:p>
          </table:table-cell>
          <table:table-cell table:number-columns-repeated="3"/>
          <table:table-cell table:formula="of:=CONCATENATE(&quot;assign rom[&quot;;[.A209];&quot;] = {&quot;;[.B208];&quot;, &quot;;[.C208];&quot;}; &quot; )" office:value-type="string" office:string-value="assign rom[208] = {8'h3d,  8'h34}; " calcext:value-type="string">
            <text:p>assign rom[208] = {8'h3d, <text:s/>8'h34}; </text:p>
          </table:table-cell>
        </table:table-row>
        <table:table-row table:style-name="ro2">
          <table:table-cell table:formula="of:=[.A209]+1" office:value-type="float" office:value="209" calcext:value-type="float">
            <text:p>209</text:p>
          </table:table-cell>
          <table:table-cell office:value-type="string" calcext:value-type="string">
            <text:p>8'h35</text:p>
          </table:table-cell>
          <table:table-cell office:value-type="string" calcext:value-type="string">
            <text:p><text:s/>8'h88</text:p>
          </table:table-cell>
          <table:table-cell table:number-columns-repeated="3"/>
          <table:table-cell table:formula="of:=CONCATENATE(&quot;assign rom[&quot;;[.A210];&quot;] = {&quot;;[.B209];&quot;, &quot;;[.C209];&quot;}; &quot; )" office:value-type="string" office:string-value="assign rom[209] = {8'h39,  8'h02}; " calcext:value-type="string">
            <text:p>assign rom[209] = {8'h39, <text:s/>8'h02}; </text:p>
          </table:table-cell>
        </table:table-row>
        <table:table-row table:style-name="ro2">
          <table:table-cell table:formula="of:=[.A210]+1" office:value-type="float" office:value="210" calcext:value-type="float">
            <text:p>210</text:p>
          </table:table-cell>
          <table:table-cell office:value-type="string" calcext:value-type="string">
            <text:p>8'h22</text:p>
          </table:table-cell>
          <table:table-cell office:value-type="string" calcext:value-type="string">
            <text:p><text:s/>8'h0a</text:p>
          </table:table-cell>
          <table:table-cell table:number-columns-repeated="3"/>
          <table:table-cell table:formula="of:=CONCATENATE(&quot;assign rom[&quot;;[.A211];&quot;] = {&quot;;[.B210];&quot;, &quot;;[.C210];&quot;}; &quot; )" office:value-type="string" office:string-value="assign rom[210] = {8'h35,  8'h88}; " calcext:value-type="string">
            <text:p>assign rom[210] = {8'h35, <text:s/>8'h88}; </text:p>
          </table:table-cell>
        </table:table-row>
        <table:table-row table:style-name="ro2">
          <table:table-cell table:formula="of:=[.A211]+1" office:value-type="float" office:value="211" calcext:value-type="float">
            <text:p>211</text:p>
          </table:table-cell>
          <table:table-cell office:value-type="string" calcext:value-type="string">
            <text:p>8'h37</text:p>
          </table:table-cell>
          <table:table-cell office:value-type="string" calcext:value-type="string">
            <text:p><text:s/>8'h40</text:p>
          </table:table-cell>
          <table:table-cell table:number-columns-repeated="3"/>
          <table:table-cell table:formula="of:=CONCATENATE(&quot;assign rom[&quot;;[.A212];&quot;] = {&quot;;[.B211];&quot;, &quot;;[.C211];&quot;}; &quot; )" office:value-type="string" office:string-value="assign rom[211] = {8'h22,  8'h0a}; " calcext:value-type="string">
            <text:p>assign rom[211] = {8'h22, <text:s/>8'h0a}; </text:p>
          </table:table-cell>
        </table:table-row>
        <table:table-row table:style-name="ro2">
          <table:table-cell table:formula="of:=[.A212]+1" office:value-type="float" office:value="212" calcext:value-type="float">
            <text:p>212</text:p>
          </table:table-cell>
          <table:table-cell office:value-type="string" calcext:value-type="string">
            <text:p>8'h34</text:p>
          </table:table-cell>
          <table:table-cell office:value-type="string" calcext:value-type="string">
            <text:p><text:s/>8'ha0</text:p>
          </table:table-cell>
          <table:table-cell table:number-columns-repeated="3"/>
          <table:table-cell table:formula="of:=CONCATENATE(&quot;assign rom[&quot;;[.A213];&quot;] = {&quot;;[.B212];&quot;, &quot;;[.C212];&quot;}; &quot; )" office:value-type="string" office:string-value="assign rom[212] = {8'h37,  8'h40}; " calcext:value-type="string">
            <text:p>assign rom[212] = {8'h37, <text:s/>8'h40}; </text:p>
          </table:table-cell>
        </table:table-row>
        <table:table-row table:style-name="ro2">
          <table:table-cell table:formula="of:=[.A213]+1" office:value-type="float" office:value="213" calcext:value-type="float">
            <text:p>213</text:p>
          </table:table-cell>
          <table:table-cell office:value-type="string" calcext:value-type="string">
            <text:p>8'h06</text:p>
          </table:table-cell>
          <table:table-cell office:value-type="string" calcext:value-type="string">
            <text:p><text:s/>8'h02</text:p>
          </table:table-cell>
          <table:table-cell table:number-columns-repeated="3"/>
          <table:table-cell table:formula="of:=CONCATENATE(&quot;assign rom[&quot;;[.A214];&quot;] = {&quot;;[.B213];&quot;, &quot;;[.C213];&quot;}; &quot; )" office:value-type="string" office:string-value="assign rom[213] = {8'h34,  8'ha0}; " calcext:value-type="string">
            <text:p>assign rom[213] = {8'h34, <text:s/>8'ha0}; </text:p>
          </table:table-cell>
        </table:table-row>
        <table:table-row table:style-name="ro2">
          <table:table-cell table:formula="of:=[.A214]+1" office:value-type="float" office:value="214" calcext:value-type="float">
            <text:p>214</text:p>
          </table:table-cell>
          <table:table-cell office:value-type="string" calcext:value-type="string">
            <text:p>8'h0d</text:p>
          </table:table-cell>
          <table:table-cell office:value-type="string" calcext:value-type="string">
            <text:p><text:s/>8'hb7</text:p>
          </table:table-cell>
          <table:table-cell table:number-columns-repeated="3"/>
          <table:table-cell table:formula="of:=CONCATENATE(&quot;assign rom[&quot;;[.A215];&quot;] = {&quot;;[.B214];&quot;, &quot;;[.C214];&quot;}; &quot; )" office:value-type="string" office:string-value="assign rom[214] = {8'h06,  8'h02}; " calcext:value-type="string">
            <text:p>assign rom[214] = {8'h06, <text:s/>8'h02}; </text:p>
          </table:table-cell>
        </table:table-row>
        <table:table-row table:style-name="ro2">
          <table:table-cell table:formula="of:=[.A215]+1" office:value-type="float" office:value="215" calcext:value-type="float">
            <text:p>215</text:p>
          </table:table-cell>
          <table:table-cell office:value-type="string" calcext:value-type="string">
            <text:p>8'h0e</text:p>
          </table:table-cell>
          <table:table-cell office:value-type="string" calcext:value-type="string">
            <text:p><text:s/>8'h01</text:p>
          </table:table-cell>
          <table:table-cell table:number-columns-repeated="3"/>
          <table:table-cell table:formula="of:=CONCATENATE(&quot;assign rom[&quot;;[.A216];&quot;] = {&quot;;[.B215];&quot;, &quot;;[.C215];&quot;}; &quot; )" office:value-type="string" office:string-value="assign rom[215] = {8'h0d,  8'hb7}; " calcext:value-type="string">
            <text:p>assign rom[215] = {8'h0d, <text:s/>8'hb7}; </text:p>
          </table:table-cell>
        </table:table-row>
        <table:table-row table:style-name="ro1">
          <table:table-cell table:formula="of:=[.A216]+1" office:value-type="float" office:value="216" calcext:value-type="float">
            <text:p>216</text:p>
          </table:table-cell>
          <table:table-cell office:value-type="string" calcext:value-type="string">
            <text:p>8'hff</text:p>
          </table:table-cell>
          <table:table-cell office:value-type="string" calcext:value-type="string">
            <text:p><text:s/>8'h00</text:p>
          </table:table-cell>
          <table:table-cell office:value-type="string" calcext:value-type="string">
            <text:p><text:s text:c="8"/></text:p>
          </table:table-cell>
          <table:table-cell table:number-columns-repeated="2"/>
          <table:table-cell table:formula="of:=CONCATENATE(&quot;assign rom[&quot;;[.A217];&quot;] = {&quot;;[.B216];&quot;, &quot;;[.C216];&quot;}; &quot; )" office:value-type="string" office:string-value="assign rom[216] = {8'h0e,  8'h01}; " calcext:value-type="string">
            <text:p>assign rom[216] = {8'h0e, <text:s/>8'h01}; </text:p>
          </table:table-cell>
        </table:table-row>
        <table:table-row table:style-name="ro2">
          <table:table-cell table:formula="of:=[.A217]+1" office:value-type="float" office:value="217" calcext:value-type="float">
            <text:p>217</text:p>
          </table:table-cell>
          <table:table-cell office:value-type="string" calcext:value-type="string">
            <text:p>8'he0</text:p>
          </table:table-cell>
          <table:table-cell office:value-type="string" calcext:value-type="string">
            <text:p><text:s/>8'h04</text:p>
          </table:table-cell>
          <table:table-cell office:value-type="string" calcext:value-type="string">
            <text:p><text:s text:c="35"/></text:p>
          </table:table-cell>
          <table:table-cell table:number-columns-repeated="2"/>
          <table:table-cell table:formula="of:=CONCATENATE(&quot;assign rom[&quot;;[.A218];&quot;] = {&quot;;[.B217];&quot;, &quot;;[.C217];&quot;}; &quot; )" office:value-type="string" office:string-value="assign rom[217] = {8'hff,  8'h00}; " calcext:value-type="string">
            <text:p>assign rom[217] = {8'hff, <text:s/>8'h00}; </text:p>
          </table:table-cell>
        </table:table-row>
        <table:table-row table:style-name="ro2">
          <table:table-cell table:formula="of:=[.A218]+1" office:value-type="float" office:value="218" calcext:value-type="float">
            <text:p>218</text:p>
          </table:table-cell>
          <table:table-cell office:value-type="string" calcext:value-type="string">
            <text:p>8'hc0</text:p>
          </table:table-cell>
          <table:table-cell office:value-type="string" calcext:value-type="string">
            <text:p><text:s/>8'hc8</text:p>
          </table:table-cell>
          <table:table-cell office:value-type="string" calcext:value-type="string">
            <text:p><text:s text:c="35"/></text:p>
          </table:table-cell>
          <table:table-cell/>
          <table:table-cell office:value-type="string" calcext:value-type="string">
            <text:p><text:s text:c="30"/></text:p>
          </table:table-cell>
          <table:table-cell table:formula="of:=CONCATENATE(&quot;assign rom[&quot;;[.A219];&quot;] = {&quot;;[.B218];&quot;, &quot;;[.C218];&quot;}; &quot; )" office:value-type="string" office:string-value="assign rom[218] = {8'he0,  8'h04}; " calcext:value-type="string">
            <text:p>assign rom[218] = {8'he0, <text:s/>8'h04}; </text:p>
          </table:table-cell>
        </table:table-row>
        <table:table-row table:style-name="ro2">
          <table:table-cell table:formula="of:=[.A219]+1" office:value-type="float" office:value="219" calcext:value-type="float">
            <text:p>219</text:p>
          </table:table-cell>
          <table:table-cell office:value-type="string" calcext:value-type="string">
            <text:p>8'hc1</text:p>
          </table:table-cell>
          <table:table-cell office:value-type="string" calcext:value-type="string">
            <text:p><text:s/>8'h96</text:p>
          </table:table-cell>
          <table:table-cell office:value-type="string" calcext:value-type="string">
            <text:p><text:s text:c="35"/></text:p>
          </table:table-cell>
          <table:table-cell table:number-columns-repeated="2"/>
          <table:table-cell table:formula="of:=CONCATENATE(&quot;assign rom[&quot;;[.A220];&quot;] = {&quot;;[.B219];&quot;, &quot;;[.C219];&quot;}; &quot; )" office:value-type="string" office:string-value="assign rom[219] = {8'hc0,  8'hc8}; " calcext:value-type="string">
            <text:p>assign rom[219] = {8'hc0, <text:s/>8'hc8}; </text:p>
          </table:table-cell>
        </table:table-row>
        <table:table-row table:style-name="ro2">
          <table:table-cell table:formula="of:=[.A220]+1" office:value-type="float" office:value="220" calcext:value-type="float">
            <text:p>220</text:p>
          </table:table-cell>
          <table:table-cell office:value-type="string" calcext:value-type="string">
            <text:p>8'h86</text:p>
          </table:table-cell>
          <table:table-cell office:value-type="string" calcext:value-type="string">
            <text:p><text:s/>8'h3d</text:p>
          </table:table-cell>
          <table:table-cell office:value-type="string" calcext:value-type="string">
            <text:p><text:s text:c="35"/></text:p>
          </table:table-cell>
          <table:table-cell table:number-columns-repeated="2"/>
          <table:table-cell table:formula="of:=CONCATENATE(&quot;assign rom[&quot;;[.A221];&quot;] = {&quot;;[.B220];&quot;, &quot;;[.C220];&quot;}; &quot; )" office:value-type="string" office:string-value="assign rom[220] = {8'hc1,  8'h96}; " calcext:value-type="string">
            <text:p>assign rom[220] = {8'hc1, <text:s/>8'h96}; </text:p>
          </table:table-cell>
        </table:table-row>
        <table:table-row table:style-name="ro2">
          <table:table-cell table:formula="of:=[.A221]+1" office:value-type="float" office:value="221" calcext:value-type="float">
            <text:p>221</text:p>
          </table:table-cell>
          <table:table-cell office:value-type="string" calcext:value-type="string">
            <text:p>8'h50</text:p>
          </table:table-cell>
          <table:table-cell office:value-type="string" calcext:value-type="string">
            <text:p><text:s/>8'h00</text:p>
          </table:table-cell>
          <table:table-cell office:value-type="string" calcext:value-type="string">
            <text:p><text:s text:c="35"/></text:p>
          </table:table-cell>
          <table:table-cell table:number-columns-repeated="2"/>
          <table:table-cell table:formula="of:=CONCATENATE(&quot;assign rom[&quot;;[.A222];&quot;] = {&quot;;[.B221];&quot;, &quot;;[.C221];&quot;}; &quot; )" office:value-type="string" office:string-value="assign rom[221] = {8'h86,  8'h3d}; " calcext:value-type="string">
            <text:p>assign rom[221] = {8'h86, <text:s/>8'h3d}; </text:p>
          </table:table-cell>
        </table:table-row>
        <table:table-row table:style-name="ro2">
          <table:table-cell table:formula="of:=[.A222]+1" office:value-type="float" office:value="222" calcext:value-type="float">
            <text:p>222</text:p>
          </table:table-cell>
          <table:table-cell office:value-type="string" calcext:value-type="string">
            <text:p>8'h51</text:p>
          </table:table-cell>
          <table:table-cell office:value-type="string" calcext:value-type="string">
            <text:p><text:s/>8'h90</text:p>
          </table:table-cell>
          <table:table-cell office:value-type="string" calcext:value-type="string">
            <text:p><text:s text:c="35"/></text:p>
          </table:table-cell>
          <table:table-cell table:number-columns-repeated="2"/>
          <table:table-cell table:formula="of:=CONCATENATE(&quot;assign rom[&quot;;[.A223];&quot;] = {&quot;;[.B222];&quot;, &quot;;[.C222];&quot;}; &quot; )" office:value-type="string" office:string-value="assign rom[222] = {8'h50,  8'h00}; " calcext:value-type="string">
            <text:p>assign rom[222] = {8'h50, <text:s/>8'h00}; </text:p>
          </table:table-cell>
        </table:table-row>
        <table:table-row table:style-name="ro2">
          <table:table-cell table:formula="of:=[.A223]+1" office:value-type="float" office:value="223" calcext:value-type="float">
            <text:p>223</text:p>
          </table:table-cell>
          <table:table-cell office:value-type="string" calcext:value-type="string">
            <text:p>8'h52</text:p>
          </table:table-cell>
          <table:table-cell office:value-type="string" calcext:value-type="string">
            <text:p><text:s/>8'h2c</text:p>
          </table:table-cell>
          <table:table-cell office:value-type="string" calcext:value-type="string">
            <text:p><text:s text:c="35"/></text:p>
          </table:table-cell>
          <table:table-cell table:number-columns-repeated="2"/>
          <table:table-cell table:formula="of:=CONCATENATE(&quot;assign rom[&quot;;[.A224];&quot;] = {&quot;;[.B223];&quot;, &quot;;[.C223];&quot;}; &quot; )" office:value-type="string" office:string-value="assign rom[223] = {8'h51,  8'h90}; " calcext:value-type="string">
            <text:p>assign rom[223] = {8'h51, <text:s/>8'h90}; </text:p>
          </table:table-cell>
        </table:table-row>
        <table:table-row table:style-name="ro2">
          <table:table-cell table:formula="of:=[.A224]+1" office:value-type="float" office:value="224" calcext:value-type="float">
            <text:p>224</text:p>
          </table:table-cell>
          <table:table-cell office:value-type="string" calcext:value-type="string">
            <text:p>8'h53</text:p>
          </table:table-cell>
          <table:table-cell office:value-type="string" calcext:value-type="string">
            <text:p><text:s/>8'h00</text:p>
          </table:table-cell>
          <table:table-cell office:value-type="string" calcext:value-type="string">
            <text:p><text:s text:c="35"/></text:p>
          </table:table-cell>
          <table:table-cell table:number-columns-repeated="2"/>
          <table:table-cell table:formula="of:=CONCATENATE(&quot;assign rom[&quot;;[.A225];&quot;] = {&quot;;[.B224];&quot;, &quot;;[.C224];&quot;}; &quot; )" office:value-type="string" office:string-value="assign rom[224] = {8'h52,  8'h2c}; " calcext:value-type="string">
            <text:p>assign rom[224] = {8'h52, <text:s/>8'h2c}; </text:p>
          </table:table-cell>
        </table:table-row>
        <table:table-row table:style-name="ro2">
          <table:table-cell table:formula="of:=[.A225]+1" office:value-type="float" office:value="225" calcext:value-type="float">
            <text:p>225</text:p>
          </table:table-cell>
          <table:table-cell office:value-type="string" calcext:value-type="string">
            <text:p>8'h54</text:p>
          </table:table-cell>
          <table:table-cell office:value-type="string" calcext:value-type="string">
            <text:p><text:s/>8'h00</text:p>
          </table:table-cell>
          <table:table-cell office:value-type="string" calcext:value-type="string">
            <text:p><text:s text:c="35"/></text:p>
          </table:table-cell>
          <table:table-cell table:number-columns-repeated="2"/>
          <table:table-cell table:formula="of:=CONCATENATE(&quot;assign rom[&quot;;[.A226];&quot;] = {&quot;;[.B225];&quot;, &quot;;[.C225];&quot;}; &quot; )" office:value-type="string" office:string-value="assign rom[225] = {8'h53,  8'h00}; " calcext:value-type="string">
            <text:p>assign rom[225] = {8'h53, <text:s/>8'h00}; </text:p>
          </table:table-cell>
        </table:table-row>
        <table:table-row table:style-name="ro2">
          <table:table-cell table:formula="of:=[.A226]+1" office:value-type="float" office:value="226" calcext:value-type="float">
            <text:p>226</text:p>
          </table:table-cell>
          <table:table-cell office:value-type="string" calcext:value-type="string">
            <text:p>8'h55</text:p>
          </table:table-cell>
          <table:table-cell office:value-type="string" calcext:value-type="string">
            <text:p><text:s/>8'h88</text:p>
          </table:table-cell>
          <table:table-cell office:value-type="string" calcext:value-type="string">
            <text:p><text:s text:c="35"/></text:p>
          </table:table-cell>
          <table:table-cell table:number-columns-repeated="2"/>
          <table:table-cell table:formula="of:=CONCATENATE(&quot;assign rom[&quot;;[.A227];&quot;] = {&quot;;[.B226];&quot;, &quot;;[.C226];&quot;}; &quot; )" office:value-type="string" office:string-value="assign rom[226] = {8'h54,  8'h00}; " calcext:value-type="string">
            <text:p>assign rom[226] = {8'h54, <text:s/>8'h00}; </text:p>
          </table:table-cell>
        </table:table-row>
        <table:table-row table:style-name="ro2">
          <table:table-cell table:formula="of:=[.A227]+1" office:value-type="float" office:value="227" calcext:value-type="float">
            <text:p>227</text:p>
          </table:table-cell>
          <table:table-cell office:value-type="string" calcext:value-type="string">
            <text:p>8'h57</text:p>
          </table:table-cell>
          <table:table-cell office:value-type="string" calcext:value-type="string">
            <text:p><text:s/>8'h00</text:p>
          </table:table-cell>
          <table:table-cell office:value-type="string" calcext:value-type="string">
            <text:p><text:s text:c="35"/></text:p>
          </table:table-cell>
          <table:table-cell table:number-columns-repeated="2"/>
          <table:table-cell table:formula="of:=CONCATENATE(&quot;assign rom[&quot;;[.A228];&quot;] = {&quot;;[.B227];&quot;, &quot;;[.C227];&quot;}; &quot; )" office:value-type="string" office:string-value="assign rom[227] = {8'h55,  8'h88}; " calcext:value-type="string">
            <text:p>assign rom[227] = {8'h55, <text:s/>8'h88}; </text:p>
          </table:table-cell>
        </table:table-row>
        <table:table-row table:style-name="ro2">
          <table:table-cell table:formula="of:=[.A228]+1" office:value-type="float" office:value="228" calcext:value-type="float">
            <text:p>228</text:p>
          </table:table-cell>
          <table:table-cell office:value-type="string" calcext:value-type="string">
            <text:p>8'h5a</text:p>
          </table:table-cell>
          <table:table-cell office:value-type="string" calcext:value-type="string">
            <text:p><text:s/>8'h90</text:p>
          </table:table-cell>
          <table:table-cell office:value-type="string" calcext:value-type="string">
            <text:p><text:s text:c="35"/></text:p>
          </table:table-cell>
          <table:table-cell table:number-columns-repeated="2"/>
          <table:table-cell table:formula="of:=CONCATENATE(&quot;assign rom[&quot;;[.A229];&quot;] = {&quot;;[.B228];&quot;, &quot;;[.C228];&quot;}; &quot; )" office:value-type="string" office:string-value="assign rom[228] = {8'h57,  8'h00}; " calcext:value-type="string">
            <text:p>assign rom[228] = {8'h57, <text:s/>8'h00}; </text:p>
          </table:table-cell>
        </table:table-row>
        <table:table-row table:style-name="ro2">
          <table:table-cell table:formula="of:=[.A229]+1" office:value-type="float" office:value="229" calcext:value-type="float">
            <text:p>229</text:p>
          </table:table-cell>
          <table:table-cell office:value-type="string" calcext:value-type="string">
            <text:p>8'h5b</text:p>
          </table:table-cell>
          <table:table-cell office:value-type="string" calcext:value-type="string">
            <text:p><text:s/>8'h2C</text:p>
          </table:table-cell>
          <table:table-cell office:value-type="string" calcext:value-type="string">
            <text:p><text:s text:c="35"/></text:p>
          </table:table-cell>
          <table:table-cell table:number-columns-repeated="2"/>
          <table:table-cell table:formula="of:=CONCATENATE(&quot;assign rom[&quot;;[.A230];&quot;] = {&quot;;[.B229];&quot;, &quot;;[.C229];&quot;}; &quot; )" office:value-type="string" office:string-value="assign rom[229] = {8'h5a,  8'h90}; " calcext:value-type="string">
            <text:p>assign rom[229] = {8'h5a, <text:s/>8'h90}; </text:p>
          </table:table-cell>
        </table:table-row>
        <table:table-row table:style-name="ro2">
          <table:table-cell table:formula="of:=[.A230]+1" office:value-type="float" office:value="230" calcext:value-type="float">
            <text:p>230</text:p>
          </table:table-cell>
          <table:table-cell office:value-type="string" calcext:value-type="string">
            <text:p>8'h5c</text:p>
          </table:table-cell>
          <table:table-cell office:value-type="string" calcext:value-type="string">
            <text:p><text:s/>8'h05</text:p>
          </table:table-cell>
          <table:table-cell office:value-type="string" calcext:value-type="string">
            <text:p><text:s text:c="14"/>//bit2-&gt;1;bit[1:0]-&gt;1</text:p>
          </table:table-cell>
          <table:table-cell table:number-columns-repeated="2"/>
          <table:table-cell table:formula="of:=CONCATENATE(&quot;assign rom[&quot;;[.A231];&quot;] = {&quot;;[.B230];&quot;, &quot;;[.C230];&quot;}; &quot; )" office:value-type="string" office:string-value="assign rom[230] = {8'h5b,  8'h2C}; " calcext:value-type="string">
            <text:p>assign rom[230] = {8'h5b, <text:s/>8'h2C}; </text:p>
          </table:table-cell>
        </table:table-row>
        <table:table-row table:style-name="ro2">
          <table:table-cell table:formula="of:=[.A231]+1" office:value-type="float" office:value="231" calcext:value-type="float">
            <text:p>231</text:p>
          </table:table-cell>
          <table:table-cell office:value-type="string" calcext:value-type="string">
            <text:p>8'hd3</text:p>
          </table:table-cell>
          <table:table-cell office:value-type="string" calcext:value-type="string">
            <text:p><text:s/>8'h02</text:p>
          </table:table-cell>
          <table:table-cell office:value-type="string" calcext:value-type="string">
            <text:p><text:s text:c="35"/></text:p>
          </table:table-cell>
          <table:table-cell table:number-columns-repeated="2"/>
          <table:table-cell table:formula="of:=CONCATENATE(&quot;assign rom[&quot;;[.A232];&quot;] = {&quot;;[.B231];&quot;, &quot;;[.C231];&quot;}; &quot; )" office:value-type="string" office:string-value="assign rom[231] = {8'h5c,  8'h05}; " calcext:value-type="string">
            <text:p>assign rom[231] = {8'h5c, <text:s/>8'h05}; </text:p>
          </table:table-cell>
        </table:table-row>
        <table:table-row table:style-name="ro2">
          <table:table-cell table:formula="of:=[.A232]+1" office:value-type="float" office:value="232" calcext:value-type="float">
            <text:p>232</text:p>
          </table:table-cell>
          <table:table-cell office:value-type="string" calcext:value-type="string">
            <text:p>8'he0</text:p>
          </table:table-cell>
          <table:table-cell office:value-type="string" calcext:value-type="string">
            <text:p><text:s/>8'h00</text:p>
          </table:table-cell>
          <table:table-cell office:value-type="string" calcext:value-type="string">
            <text:p><text:s text:c="4"/></text:p>
          </table:table-cell>
          <table:table-cell table:number-columns-repeated="2"/>
          <table:table-cell table:formula="of:=CONCATENATE(&quot;assign rom[&quot;;[.A233];&quot;] = {&quot;;[.B232];&quot;, &quot;;[.C232];&quot;}; &quot; )" office:value-type="string" office:string-value="assign rom[232] = {8'hd3,  8'h02}; " calcext:value-type="string">
            <text:p>assign rom[232] = {8'hd3, <text:s/>8'h02}; </text:p>
          </table:table-cell>
        </table:table-row>
        <table:table-row table:style-name="ro2">
          <table:table-cell table:formula="of:=[.A233]+1" office:value-type="float" office:value="233" calcext:value-type="float">
            <text:p>233</text:p>
          </table:table-cell>
          <table:table-cell table:number-columns-repeated="5"/>
          <table:table-cell table:formula="of:=CONCATENATE(&quot;assign rom[&quot;;[.A234];&quot;] = {&quot;;[.B233];&quot;, &quot;;[.C233];&quot;}; &quot; )" office:value-type="string" office:string-value="assign rom[233] = {8'he0,  8'h00}; " calcext:value-type="string">
            <text:p>assign rom[233] = {8'he0, <text:s/>8'h00}; </text:p>
          </table:table-cell>
        </table:table-row>
        <table:table-row table:style-name="ro2" table:number-rows-repeated="1048341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in Rajewski</meta:initial-creator>
    <meta:creation-date>2014-03-03T19:47:58.168016665</meta:creation-date>
    <dc:date>2014-03-03T21:49:25.863165627</dc:date>
    <dc:creator>Justin Rajewski</dc:creator>
    <meta:editing-duration>PT30M47S</meta:editing-duration>
    <meta:editing-cycles>1</meta:editing-cycles>
    <meta:document-statistic meta:table-count="1" meta:cell-count="1154" meta:object-count="0"/>
    <meta:generator>LibreOffice/4.1.3.2$Linux_X86_64 LibreOffice_project/410m0$Build-2</meta:generator>
  </office:meta>
</office:document-meta>
</file>